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60000023103DF935B259F6709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2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style:text-underline-style="none" officeooo:rsid="0048d86c" officeooo:paragraph-rsid="0048d86c"/>
    </style:style>
    <style:style style:name="P19" style:family="paragraph" style:parent-style-name="Standard">
      <style:text-properties style:text-underline-style="none" officeooo:rsid="004925e9" officeooo:paragraph-rsid="004925e9"/>
    </style:style>
    <style:style style:name="P20" style:family="paragraph" style:parent-style-name="Standard">
      <style:text-properties officeooo:rsid="0026e81d" officeooo:paragraph-rsid="0026e81d"/>
    </style:style>
    <style:style style:name="P21" style:family="paragraph" style:parent-style-name="Standard">
      <style:text-properties fo:color="#a9b7c6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2" style:family="paragraph" style:parent-style-name="Standard">
      <style:text-properties fo:color="#a9b7c6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23" style:family="paragraph" style:parent-style-name="Standard">
      <style:text-properties fo:color="#a9b7c6" style:font-name="JetBrains Mono1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24" style:family="paragraph" style:parent-style-name="Standard">
      <style:text-properties fo:color="#a9b7c6" style:font-name="JetBrains Mono1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25" style:family="paragraph" style:parent-style-name="Standard">
      <style:text-properties officeooo:rsid="0028bc3a" officeooo:paragraph-rsid="0028bc3a"/>
    </style:style>
    <style:style style:name="P26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7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8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9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30" style:family="paragraph" style:parent-style-name="Standard">
      <style:text-properties officeooo:rsid="0029a577" officeooo:paragraph-rsid="0029a577"/>
    </style:style>
    <style:style style:name="P31" style:family="paragraph" style:parent-style-name="Standard">
      <style:text-properties officeooo:paragraph-rsid="002f6df8"/>
    </style:style>
    <style:style style:name="P32" style:family="paragraph" style:parent-style-name="Standard">
      <style:text-properties officeooo:rsid="002fd717" officeooo:paragraph-rsid="002fd717"/>
    </style:style>
    <style:style style:name="P33" style:family="paragraph" style:parent-style-name="Standard">
      <style:text-properties officeooo:paragraph-rsid="003083e3"/>
    </style:style>
    <style:style style:name="P34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35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36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37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38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39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40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42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variant="normal" fo:text-transform="none" fo:color="#6a8759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53" style:family="paragraph" style:parent-style-name="Standard"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54" style:family="paragraph" style:parent-style-name="Standard"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55" style:family="paragraph" style:parent-style-name="Standard">
      <style:text-properties fo:font-variant="normal" fo:text-transform="none" fo:color="#808080" style:font-name="JetBrains Mono1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56" style:family="paragraph" style:parent-style-name="Standard">
      <style:text-properties fo:font-variant="normal" fo:text-transform="none" fo:color="#c9211e" style:font-name="ui-monospace" fo:font-size="9pt" fo:letter-spacing="normal" fo:font-style="normal" style:text-underline-style="none" fo:font-weight="normal" officeooo:rsid="0031a739" officeooo:paragraph-rsid="0031a739"/>
    </style:style>
    <style:style style:name="P57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officeooo:paragraph-rsid="0028bc3a"/>
    </style:style>
    <style:style style:name="P60" style:family="paragraph" style:parent-style-name="Standard">
      <style:text-properties fo:color="#c9211e" style:text-underline-style="none" officeooo:rsid="002f6df8" officeooo:paragraph-rsid="002f6df8"/>
    </style:style>
    <style:style style:name="P61" style:family="paragraph" style:parent-style-name="Standard">
      <style:text-properties fo:color="#c9211e" style:text-underline-style="none" officeooo:rsid="004925e9" officeooo:paragraph-rsid="004925e9"/>
    </style:style>
    <style:style style:name="P62" style:family="paragraph" style:parent-style-name="Standard">
      <style:text-properties fo:color="#c9211e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3" style:family="paragraph" style:parent-style-name="Standard">
      <style:text-properties fo:color="#c9211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64" style:family="paragraph" style:parent-style-name="Standard">
      <style:text-properties fo:color="#2a6099" officeooo:rsid="0048d86c" officeooo:paragraph-rsid="0048d86c"/>
    </style:style>
    <style:style style:name="P65" style:family="paragraph" style:parent-style-name="Standard">
      <style:text-properties fo:color="#2a6099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66" style:family="paragraph" style:parent-style-name="Standard">
      <style:text-properties fo:color="#2a6099" style:font-name="JetBrains Mono1" fo:font-size="10pt" fo:font-style="normal" fo:font-weight="normal" officeooo:rsid="004925e9" officeooo:paragraph-rsid="0048d86c" style:font-size-asian="10pt" style:font-style-asian="normal" style:font-weight-asian="normal"/>
    </style:style>
    <style:style style:name="P67" style:family="paragraph" style:parent-style-name="Standard">
      <style:text-properties fo:color="#2a6099" style:font-name="JetBrains Mono1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68" style:family="paragraph" style:parent-style-name="Standard">
      <style:text-properties fo:color="#2a6099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69" style:family="paragraph" style:parent-style-name="Standard">
      <style:text-properties fo:color="#000000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70" style:family="paragraph" style:parent-style-name="Standard">
      <style:text-properties fo:color="#000000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71" style:family="paragraph" style:parent-style-name="Standard">
      <style:text-properties fo:color="#00a933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72" style:family="paragraph" style:parent-style-name="Standard"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73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74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75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76" style:family="paragraph" style:parent-style-name="Standard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77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78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79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80" style:family="paragraph" style:parent-style-name="Standard">
      <style:text-properties style:use-window-font-color="true" style:font-name="JetBrains Mono1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81" style:family="paragraph" style:parent-style-name="Standard">
      <style:text-properties officeooo:paragraph-rsid="004ee978"/>
    </style:style>
    <style:style style:name="P82" style:family="paragraph" style:parent-style-name="Standard">
      <style:text-properties fo:color="#3465a4" style:font-name="JetBrains Mono1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83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84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85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86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87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88" style:family="paragraph" style:parent-style-name="Standard">
      <style:paragraph-properties fo:break-before="page"/>
      <style:text-properties officeooo:rsid="0026e81d" officeooo:paragraph-rsid="0026e81d"/>
    </style:style>
    <style:style style:name="P89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90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91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break-before="page"/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94" style:family="paragraph" style:parent-style-name="Standard">
      <style:paragraph-properties fo:break-before="page"/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95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96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97" style:family="paragraph" style:parent-style-name="Standard">
      <style:paragraph-properties fo:break-before="page"/>
      <style:text-properties fo:color="#c9211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98" style:family="paragraph" style:parent-style-name="Text_20_body">
      <style:text-properties officeooo:paragraph-rsid="0048d86c"/>
    </style:style>
    <style:style style:name="P99" style:family="paragraph" style:parent-style-name="Text_20_body">
      <style:text-properties style:text-underline-style="solid" style:text-underline-width="auto" style:text-underline-color="font-color" officeooo:rsid="0048d86c" officeooo:paragraph-rsid="0048d86c"/>
    </style:style>
    <style:style style:name="P100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01" style:family="paragraph" style:parent-style-name="Text_20_body">
      <style:text-properties style:text-underline-style="none" officeooo:rsid="0048d86c" officeooo:paragraph-rsid="0048d86c"/>
    </style:style>
    <style:style style:name="P102" style:family="paragraph" style:parent-style-name="Text_20_body">
      <style:text-properties fo:color="#a9b7c6" style:font-name="JetBrains Mono1" fo:font-size="10pt" fo:font-style="normal" fo:font-weight="normal" officeooo:paragraph-rsid="0048d86c" style:font-size-asian="10pt" style:font-style-asian="normal" style:font-weight-asian="normal"/>
    </style:style>
    <style:style style:name="P103" style:family="paragraph" style:parent-style-name="Text_20_body">
      <style:text-properties fo:color="#000000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104" style:family="paragraph" style:parent-style-name="Text_20_body">
      <style:text-properties officeooo:rsid="004c31cc" officeooo:paragraph-rsid="0048d86c"/>
    </style:style>
    <style:style style:name="P105" style:family="paragraph" style:parent-style-name="Text_20_body">
      <style:text-properties officeooo:paragraph-rsid="004d2392"/>
    </style:style>
    <style:style style:name="P106" style:family="paragraph" style:parent-style-name="Text_20_body">
      <style:text-properties fo:font-variant="normal" fo:text-transform="none" fo:color="#2a6099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07" style:family="paragraph" style:parent-style-name="Text_20_body">
      <style:text-properties fo:font-variant="normal" fo:text-transform="none" fo:color="#2a6099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0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1c1d1f" style:font-name="udemy sans" fo:font-size="15pt" fo:letter-spacing="normal" fo:font-style="normal" fo:font-weight="normal" loext:padding="0cm" loext:border="none"/>
    </style:style>
    <style:style style:name="P10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10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1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12" style:family="paragraph" style:parent-style-name="Heading_20_1">
      <style:paragraph-properties fo:break-before="page"/>
      <style:text-properties officeooo:rsid="0048d86c" officeooo:paragraph-rsid="0048d86c"/>
    </style:style>
    <style:style style:name="P113" style:family="paragraph" style:parent-style-name="Standard" style:list-style-name="L1">
      <style:text-properties officeooo:rsid="001f79f9" officeooo:paragraph-rsid="001f79f9"/>
    </style:style>
    <style:style style:name="P114" style:family="paragraph" style:parent-style-name="Standard" style:list-style-name="L2">
      <style:text-properties officeooo:rsid="001f79f9" officeooo:paragraph-rsid="001f79f9"/>
    </style:style>
    <style:style style:name="P115" style:family="paragraph" style:parent-style-name="Standard" style:list-style-name="L2">
      <style:text-properties officeooo:rsid="0020a595" officeooo:paragraph-rsid="0020a595"/>
    </style:style>
    <style:style style:name="P116" style:family="paragraph" style:parent-style-name="Standard" style:list-style-name="L3">
      <style:text-properties officeooo:rsid="0020a595" officeooo:paragraph-rsid="0020a595"/>
    </style:style>
    <style:style style:name="P117" style:family="paragraph" style:parent-style-name="Standard" style:list-style-name="L2">
      <style:text-properties officeooo:rsid="002168f8" officeooo:paragraph-rsid="002168f8"/>
    </style:style>
    <style:style style:name="P118" style:family="paragraph" style:parent-style-name="Standard" style:list-style-name="L2">
      <style:text-properties officeooo:rsid="002435e6" officeooo:paragraph-rsid="002435e6"/>
    </style:style>
    <style:style style:name="P119" style:family="paragraph" style:parent-style-name="Standard" style:list-style-name="L2">
      <style:text-properties officeooo:rsid="0022e927" officeooo:paragraph-rsid="0022e927"/>
    </style:style>
    <style:style style:name="P120" style:family="paragraph" style:parent-style-name="Standard" style:list-style-name="L2">
      <style:text-properties officeooo:rsid="002481a3" officeooo:paragraph-rsid="002481a3"/>
    </style:style>
    <style:style style:name="P121" style:family="paragraph" style:parent-style-name="Standard" style:list-style-name="L4">
      <style:text-properties officeooo:rsid="002f6df8" officeooo:paragraph-rsid="002f6df8"/>
    </style:style>
    <style:style style:name="P122" style:family="paragraph" style:parent-style-name="Standard" style:list-style-name="L4">
      <style:text-properties style:text-underline-style="none" officeooo:rsid="002f6df8" officeooo:paragraph-rsid="002f6df8"/>
    </style:style>
    <style:style style:name="P123" style:family="paragraph" style:parent-style-name="Standard" style:list-style-name="L5">
      <style:text-properties style:text-underline-style="none" officeooo:rsid="002fd717" officeooo:paragraph-rsid="002fd717"/>
    </style:style>
    <style:style style:name="P124" style:family="paragraph" style:parent-style-name="Standard" style:list-style-name="L5">
      <style:text-properties officeooo:rsid="002fd717" officeooo:paragraph-rsid="002fd717"/>
    </style:style>
    <style:style style:name="P125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126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127" style:family="paragraph" style:parent-style-name="Standard" style:list-style-name="L7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8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29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30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31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32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33" style:family="paragraph" style:parent-style-name="Standard" style:list-style-name="L11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34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135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136" style:family="paragraph" style:parent-style-name="Standard" style:list-style-name="L9">
      <style:text-properties fo:color="#2a6099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37" style:family="paragraph" style:parent-style-name="Standard" style:list-style-name="L11">
      <style:text-properties fo:color="#2a6099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38" style:family="paragraph" style:parent-style-name="Standard" style:list-style-name="L10">
      <style:text-properties fo:color="#c9211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39" style:family="paragraph" style:parent-style-name="Standard" style:list-style-name="L11">
      <style:text-properties officeooo:paragraph-rsid="0052e784"/>
    </style:style>
    <style:style style:name="P140" style:family="paragraph" style:parent-style-name="Standard">
      <style:text-properties fo:color="#3465a4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141" style:family="paragraph" style:parent-style-name="Standard" style:list-style-name="L5">
      <style:paragraph-properties fo:break-before="page"/>
      <style:text-properties style:text-underline-style="none" officeooo:rsid="002fd717" officeooo:paragraph-rsid="002fd717"/>
    </style:style>
    <style:style style:name="P142" style:family="paragraph" style:parent-style-name="Standard" style:list-style-name="L10">
      <style:paragraph-properties fo:break-before="page"/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43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44" style:family="paragraph" style:parent-style-name="Text_20_body">
      <style:text-properties fo:font-variant="normal" fo:text-transform="none" fo:color="#2a6099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45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46" style:family="paragraph">
      <loext:graphic-properties draw:fill="none" draw:fill-color="#ffffff"/>
      <style:paragraph-properties style:writing-mode="lr-tb"/>
    </style:style>
    <style:style style:name="P147" style:family="paragraph">
      <style:paragraph-properties style:text-autospace="none"/>
    </style:style>
    <style:style style:name="P148" style:family="paragraph">
      <loext:graphic-properties draw:fill="none" draw:fill-color="#ffffff"/>
      <style:paragraph-properties style:writing-mode="lr-tb"/>
      <style:text-properties fo:color="#000000"/>
    </style:style>
    <style:style style:name="P149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50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1" fo:font-size="10pt" fo:font-style="normal" style:font-size-asian="10pt" style:font-style-asian="normal"/>
    </style:style>
    <style:style style:name="T5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1" fo:font-size="10pt" fo:font-style="normal" style:font-size-asian="10pt" style:font-style-asian="normal"/>
    </style:style>
    <style:style style:name="T7" style:family="text">
      <style:text-properties fo:color="#a9b7c6" style:font-name="JetBrains Mono1" fo:font-size="10pt" fo:font-style="normal" fo:font-weight="bold" style:font-size-asian="10pt" style:font-style-asian="normal" style:font-weight-asian="bold" style:font-weight-complex="bold"/>
    </style:style>
    <style:style style:name="T8" style:family="text">
      <style:text-properties fo:color="#a9b7c6" style:font-name="JetBrains Mono1" fo:font-size="10pt" style:font-size-asian="10pt"/>
    </style:style>
    <style:style style:name="T9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bb529" style:font-name="JetBrains Mono1" fo:font-size="10pt" fo:font-style="normal" style:font-size-asian="10pt" style:font-style-asian="normal"/>
    </style:style>
    <style:style style:name="T11" style:family="text">
      <style:text-properties fo:color="#808080" style:font-name="JetBrains Mono1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08080" style:font-name="JetBrains Mono1" fo:font-size="10pt" fo:font-style="normal" style:font-size-asian="10pt" style:font-style-asian="normal"/>
    </style:style>
    <style:style style:name="T13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style:font-name="JetBrains Mono1" fo:font-size="10pt" fo:font-style="normal" style:font-size-asian="10pt" style:font-style-asian="normal"/>
    </style:style>
    <style:style style:name="T15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style:font-name="JetBrains Mono1" fo:font-size="10pt" fo:font-style="normal" style:font-size-asian="10pt" style:font-style-asian="normal"/>
    </style:style>
    <style:style style:name="T17" style:family="text">
      <style:text-properties officeooo:rsid="0026e81d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29a577" style:font-style-asian="italic" style:font-style-complex="italic"/>
    </style:style>
    <style:style style:name="T20" style:family="text">
      <style:text-properties fo:font-style="italic" style:text-underline-style="none" officeooo:rsid="003083e3" style:font-style-asian="italic" style:font-style-complex="italic"/>
    </style:style>
    <style:style style:name="T21" style:family="text">
      <style:text-properties fo:font-style="italic" style:text-underline-style="none" officeooo:rsid="0028bc3a" style:font-style-asian="italic" style:font-style-complex="italic"/>
    </style:style>
    <style:style style:name="T22" style:family="text">
      <style:text-properties fo:font-style="italic" style:text-underline-style="none" officeooo:rsid="003b5cd9" style:font-style-asian="italic" style:font-style-complex="italic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f6df8"/>
    </style:style>
    <style:style style:name="T25" style:family="text">
      <style:text-properties style:text-underline-style="none" officeooo:rsid="0048d86c"/>
    </style:style>
    <style:style style:name="T26" style:family="text">
      <style:text-properties fo:font-variant="normal" fo:text-transform="none" style:font-name="ui-monospace" fo:font-size="9pt" fo:letter-spacing="normal" fo:font-style="normal" fo:font-weight="normal"/>
    </style:style>
    <style:style style:name="T27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8" style:family="text">
      <style:text-properties fo:color="#9876aa" style:font-name="JetBrains Mono1" fo:font-size="10pt" fo:font-style="normal" style:font-size-asian="10pt" style:font-style-asian="normal"/>
    </style:style>
    <style:style style:name="T29" style:family="text">
      <style:text-properties fo:color="#9876aa" style:font-name="JetBrains Mono1" fo:font-size="10pt" style:font-size-asian="10pt"/>
    </style:style>
    <style:style style:name="T30" style:family="text">
      <style:text-properties officeooo:rsid="003cc727"/>
    </style:style>
    <style:style style:name="T31" style:family="text">
      <style:text-properties officeooo:rsid="003e526f"/>
    </style:style>
    <style:style style:name="T32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33" style:family="text">
      <style:text-properties style:font-name="JetBrains Mono1" fo:font-size="10pt" fo:font-style="normal" fo:font-weight="normal" officeooo:rsid="004925e9" style:font-size-asian="10pt" style:font-style-asian="normal" style:font-weight-asian="normal"/>
    </style:style>
    <style:style style:name="T34" style:family="text">
      <style:text-properties style:font-name="JetBrains Mono1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35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36" style:family="text">
      <style:text-properties fo:color="#000000" style:font-name="JetBrains Mono1" fo:font-size="10pt" fo:font-style="normal" fo:font-weight="normal" officeooo:rsid="0048d86c" style:font-size-asian="10pt" style:font-style-asian="normal" style:font-weight-asian="normal"/>
    </style:style>
    <style:style style:name="T37" style:family="text">
      <style:text-properties officeooo:rsid="004925e9"/>
    </style:style>
    <style:style style:name="T38" style:family="text">
      <style:text-properties officeooo:rsid="004c31cc"/>
    </style:style>
    <style:style style:name="T39" style:family="text">
      <style:text-properties fo:color="#2a6099" fo:font-size="9pt" fo:font-style="italic" style:font-size-asian="9pt" style:font-style-asian="italic" style:font-size-complex="9pt" style:font-style-complex="italic"/>
    </style:style>
    <style:style style:name="T40" style:family="text">
      <style:text-properties fo:color="#2a6099" style:font-name="Liberation Serif" fo:font-size="12pt" fo:font-style="normal" fo:font-weight="normal" style:font-size-asian="12pt" style:font-style-asian="normal" style:font-weight-asian="normal"/>
    </style:style>
    <style:style style:name="T41" style:family="text">
      <style:text-properties fo:color="#2a6099" style:font-name="JetBrains Mono1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42" style:family="text">
      <style:text-properties style:use-window-font-color="true" style:font-name="JetBrains Mono1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43" style:family="text">
      <style:text-properties fo:color="#cc7832" style:font-name="JetBrains Mono2" fo:font-size="10pt" style:font-name-asian="JetBrains Mono2" style:font-size-asian="10pt" style:font-name-complex="JetBrains Mono2" style:font-size-complex="10pt"/>
    </style:style>
    <style:style style:name="T44" style:family="text">
      <style:text-properties fo:color="#808080" style:font-name="JetBrains Mono2" fo:font-size="10pt" style:font-name-asian="JetBrains Mono2" style:font-size-asian="10pt" style:font-name-complex="JetBrains Mono2" style:font-size-complex="10pt"/>
    </style:style>
    <style:style style:name="T45" style:family="text">
      <style:text-properties fo:color="#6a8759" style:font-name="JetBrains Mono2" fo:font-size="10pt" style:font-name-asian="JetBrains Mono2" style:font-size-asian="10pt" style:font-name-complex="JetBrains Mono2" style:font-size-complex="10pt"/>
    </style:style>
    <style:style style:name="T46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47" style:family="text">
      <style:text-properties fo:color="#000000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48" style:family="text">
      <style:text-properties fo:color="#2a6099"/>
    </style:style>
    <style:style style:name="T49" style:family="text">
      <style:text-properties fo:color="#c9211e"/>
    </style:style>
    <style:style style:name="T50" style:family="text">
      <style:text-properties fo:color="#a9b7c6" style:font-name="JetBrains Mono2" fo:font-size="10pt" style:font-name-asian="JetBrains Mono2" style:font-size-asian="10pt" style:font-name-complex="JetBrains Mono2" style:font-size-complex="10pt"/>
    </style:style>
    <style:style style:name="T51" style:family="text">
      <style:text-properties fo:color="#bbb529" style:font-name="JetBrains Mono2" fo:font-size="10pt" style:font-name-asian="JetBrains Mono2" style:font-size-asian="10pt" style:font-name-complex="JetBrains Mono2" style:font-size-complex="10pt"/>
    </style:style>
    <style:style style:name="T52" style:family="text">
      <style:text-properties fo:color="#ffc66d" style:font-name="JetBrains Mono2" fo:font-size="10pt" style:font-name-asian="JetBrains Mono2" style:font-size-asian="10pt" style:font-name-complex="JetBrains Mono2" style:font-size-complex="10pt"/>
    </style:style>
    <style:style style:name="T53" style:family="text">
      <style:text-properties fo:color="#9876aa" style:font-name="JetBrains Mono2" fo:font-size="10pt" style:font-name-asian="JetBrains Mono2" style:font-size-asian="10pt" style:font-name-complex="JetBrains Mono2" style:font-size-complex="10pt"/>
    </style:style>
    <style:style style:name="T54" style:family="text">
      <style:text-properties fo:color="#a9b7c6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55" style:family="text">
      <style:text-properties fo:color="#9876aa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56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62841989" text:style-name="L1">
        <text:list-item>
          <text:p text:style-name="P113">What I did</text:p>
        </text:list-item>
      </text:list>
      <text:p text:style-name="P1"/>
      <text:list xml:id="list2069878405" text:style-name="L2">
        <text:list-item>
          <text:p text:style-name="P114">Forked repostitory start from Spring guru. (Could create own with only a READMe.md)</text:p>
        </text:list-item>
        <text:list-item>
          <text:p text:style-name="P114">open IntelliJ → file→ new project → from version control → from workDirectory\sfg-di (created new directory sfg-di)</text:p>
        </text:list-item>
        <text:list-item>
          <text:p text:style-name="P114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14"><draw:frame draw:style-name="fr5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15">add and commit work to master branch</text:p>
          <text:p text:style-name="P115"><text:s text:c="16"/>git add .</text:p>
          <text:p text:style-name="P115"><text:tab/> <text:s text:c="3"/>git comit -m "add spring depency project"</text:p>
        </text:list-item>
        <text:list-item>
          <text:p text:style-name="P115">create new branch add-spring-project</text:p>
        </text:list-item>
      </text:list>
      <text:p text:style-name="P2"><text:tab/><text:tab/>git switch -c add-spring-project</text:p>
      <text:list xml:id="list3348628526" text:style-name="L3">
        <text:list-header>
          <text:p text:style-name="P116"/>
        </text:list-header>
      </text:list>
      <text:p text:style-name="P2"><text:s text:c="11"/></text:p>
      <text:list xml:id="list55660467626156" text:continue-list="list2069878405" text:style-name="L2">
        <text:list-item>
          <text:p text:style-name="P114">extract the contends and drag and dop the files to the pr<text:span text:style-name="T1">o</text:span>ject directory</text:p>
          <text:p text:style-name="P115"/>
        </text:list-item>
        <text:list-item>
          <text:p text:style-name="P117">open pom, right click in text área and select “add as maven project”</text:p>
        </text:list-item>
        <text:list-item>
          <text:p text:style-name="P118">set up the JDK in file→ project structure</text:p>
        </text:list-item>
        <text:list-item>
          <text:p text:style-name="P119">run “verify” on the project</text:p>
        </text:list-item>
        <text:list-item>
          <text:p text:style-name="P120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83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21"><draw:frame text:anchor-type="paragraph" draw:z-index="1" draw:name="Shape1" draw:style-name="gr38" draw:text-style-name="P146" svg:width="11.792cm" svg:height="7.129cm" svg:x="0.496cm" svg:y="0.328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44">// add as Spring managed controller</text:span><text:span text:style-name="T44"><text:line-break/></text:span><text:span text:style-name="T51">@Controller</text:span><text:span text:style-name="T51"><text:line-break/></text:span><text:span text:style-name="T43">public class </text:span><text:span text:style-name="T50">MyController {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sayHello</text:span><text:span text:style-name="T50">(){</text:span><text:span text:style-name="T50"><text:line-break/></text:span><text:span text:style-name="T50"> <text:s text:c="7"/>System.</text:span><text:span text:style-name="T55">out</text:span><text:span text:style-name="T50">.println(</text:span><text:span text:style-name="T45">"Hello world!!"</text:span><text:span text:style-name="T50">)</text:span><text:span text:style-name="T43">;</text:span><text:span text:style-name="T43"><text:line-break/></text:span><text:span text:style-name="T43"> <text:s text:c="7"/>return </text:span><text:span text:style-name="T45">"Hi folks!!!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7">In The application main class</text:span></text:p>
      <text:p text:style-name="P4"><draw:frame text:anchor-type="paragraph" draw:z-index="2" draw:name="Shape2" draw:style-name="gr16" draw:text-style-name="P146" svg:width="17.777cm" svg:height="6.167cm" svg:x="0.661cm" svg:y="0.413cm"><draw:text-box><text:p text:style-name="P147"><text:span text:style-name="T43">public static void </text:span><text:span text:style-name="T52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44">//SpringApplication.run(SfgDiApplication.class, </text:span><text:span text:style-name="T44">args);</text:span><text:span text:style-name="T44"><text:line-break/></text:span><text:span text:style-name="T44"><text:tab/></text:span><text:span text:style-name="T44">// return a context from the application</text:span><text:span text:style-name="T44"><text:line-break/></text:span><text:span text:style-name="T44"><text:tab/></text:span><text:span text:style-name="T50">ApplicationContext ctx = </text:span><text:span text:style-name="T50">SpringApplication.</text:span><text:span text:style-name="T54">run</text:span><text:span text:style-name="T50">(SfgDiApplication.</text:span><text:span text:style-name="T43">class, </text:span><text:span text:style-name="T50">args)</text:span><text:span text:style-name="T43">;</text:span><text:span text:style-name="T43"><text:line-break/></text:span><text:span text:style-name="T43"> <text:s text:c="3"/></text:span><text:span text:style-name="T44">/*</text:span><text:span text:style-name="T44"><text:line-break/></text:span><text:span text:style-name="T44"> <text:s text:c="6"/>return a reference to the controller from the </text:span><text:span text:style-name="T44">context</text:span><text:span text:style-name="T44"><text:line-break/></text:span><text:span text:style-name="T44"> <text:s text:c="6"/>by default the name is the same, but starts with </text:span><text:span text:style-name="T44">lowercase</text:span><text:span text:style-name="T44"><text:line-break/></text:span><text:span text:style-name="T44"> <text:s text:c="6"/>Must cast as it's an Object type returned</text:span><text:span text:style-name="T44"><text:line-break/></text:span><text:span text:style-name="T44"> <text:s text:c="4"/>*/</text:span><text:span text:style-name="T44"><text:line-break/></text:span><text:span text:style-name="T44"><text:tab/></text:span><text:span text:style-name="T50">MyController myController = </text:span><text:span text:style-name="T50">(MyController)ctx.getBean(</text:span><text:span text:style-name="T45">"myController"</text:span><text:span text:style-name="T50">)</text:span><text:span text:style-name="T43">;</text:span><text:span text:style-name="T43"><text:line-break/></text:span><text:span text:style-name="T43"><text:line-break/></text:span><text:span text:style-name="T43"><text:tab/></text:span><text:span text:style-name="T50">String greeting = myController.sayHello()</text:span><text:span text:style-name="T43">;</text:span><text:span text:style-name="T43"><text:line-break/></text:span><text:span text:style-name="T43"><text:tab/></text:span><text:span text:style-name="T50">System.</text:span><text:span text:style-name="T55">out</text:span><text:span text:style-name="T50">.println(greeting)</text:span><text:span text:style-name="T43">;</text:span><text:span text:style-name="T43"><text:line-break/></text:span><text:span text:style-name="T50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20">outputs</text:p>
      <text:p text:style-name="P20"><draw:frame text:anchor-type="paragraph" draw:z-index="3" draw:name="Shape3" draw:style-name="gr37" draw:text-style-name="P146" svg:width="5.028cm" svg:height="1.654cm" svg:x="-0.116cm" svg:y="0.363cm"><draw:text-box><text:p>Hello world!!</text:p><text:p>Hi folks!!!</text:p></draw:text-box></draw:frame><text:s/></text:p>
      <text:p text:style-name="P20"/>
      <text:p text:style-name="P20"/>
      <text:p text:style-name="P20"/>
      <text:p text:style-name="P20"/>
      <text:p text:style-name="P20"/>
      <text:p text:style-name="P84">Lesson 34 Dependency Injection without Spring</text:p>
      <text:p text:style-name="P6"/>
      <text:p text:style-name="P27">see the pdf at /Courses/UdemyCourses/SpringFramework5_Beginner_to_Guru/Section3_DependencyInjectionWithSpring/BasicsOfDepInjectionS5.pdf on this topic as well.</text:p>
      <text:p text:style-name="P27"/>
      <text:p text:style-name="P27">• DI can be done with Concrete Classes or with Interfaces</text:p>
      <text:p text:style-name="P27">• Generally DI with Concrete Classes should be avoided</text:p>
      <text:p text:style-name="P27">• DI via Interfaces is highly preferred</text:p>
      <text:p text:style-name="P27">• Allows runtime to decide implementation to inject</text:p>
      <text:p text:style-name="P59"><text:span text:style-name="T21">• Follows Interface Segregation Principle of SOLID →</text:span><text:span text:style-name="T22"> </text:span><text:a xlink:type="simple" xlink:href="https://youtu.be/M6rwl_AZPJg" text:style-name="Internet_20_link" text:visited-style-name="Visited_20_Internet_20_Link"><text:s/>Master Interface Segregation Principle ISP</text:a></text:p>
      <text:p text:style-name="P27">• Also, makes your code more testable - mocking becomes trivial</text:p>
      <text:p text:style-name="P27"/>
      <text:p text:style-name="P25"><text:span text:style-name="T18">Here He s</text:span><text:span text:style-name="T19">h</text:span><text:span text:style-name="T18">ows three different ways of dependency injection, and the prefered meth</text:span><text:span text:style-name="T19">o</text:span><text:span text:style-name="T18">d in via a constructor.</text:span></text:p>
      <text:p text:style-name="P27"/>
      <text:p text:style-name="P27"/>
      <text:p text:style-name="P25"><text:span text:style-name="T2">package </text:span><text:span text:style-name="T5">guru.springframework.sfgdi.services</text:span><text:span text:style-name="T2">;</text:span><text:line-break/><text:line-break/><text:span text:style-name="T2">public interface </text:span><text:span text:style-name="T5">GreetingService {</text:span><text:line-break/><text:line-break/><text:span text:style-name="T5"> <text:s text:c="3"/>String </text:span><text:span text:style-name="T13">sayGreeting</text:span><text:span text:style-name="T5">()</text:span><text:span text:style-name="T2">;</text:span><text:line-break/><text:span text:style-name="T5">}</text:span></text:p>
      <text:p text:style-name="P25"/>
      <text:p text:style-name="P25"/>
      <text:p text:style-name="P25"><text:span text:style-name="T2">package </text:span><text:span text:style-name="T5">guru.springframework.sfgdi.services</text:span><text:span text:style-name="T2">;</text:span><text:line-break/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9">@Override</text:span><text:line-break/><text:span text:style-name="T9"> <text:s text:c="3"/></text:span><text:span text:style-name="T2">public </text:span><text:span text:style-name="T5">String </text:span><text:span text:style-name="T13">sayGreeting</text:span><text:span text:style-name="T5">() {</text:span><text:line-break/><text:span text:style-name="T5"> <text:s text:c="7"/></text:span><text:span text:style-name="T2">return </text:span><text:span text:style-name="T15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25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36" draw:text-style-name="P146" svg:width="11.56cm" svg:height="5.345cm" svg:x="-0.083cm" svg:y="0.159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e</text:span><text:span text:style-name="T43">;</text:span><text:span text:style-name="T43"><text:line-break/></text:span><text:span text:style-name="T43"><text:line-break/></text:span><text:span text:style-name="T43">public class </text:span><text:span text:style-name="T50">PropertyInjectionController {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6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24" draw:text-style-name="P146" svg:width="13.644cm" svg:height="10.277cm" svg:x="-0.101cm" svg:y="0.286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e</text:span><text:span text:style-name="T50">Impl</text:span><text:span text:style-name="T43">;</text:span><text:span text:style-name="T43"><text:line-break/></text:span><text:span text:style-name="T43">import </text:span><text:span text:style-name="T50">org.junit.jupiter.api.</text:span><text:span text:style-name="T51">BeforeEach</text:span><text:span text:style-name="T43">;</text:span><text:span text:style-name="T43"><text:line-break/></text:span><text:span text:style-name="T43">import </text:span><text:span text:style-name="T50">org.junit.jupiter.api.</text:span><text:span text:style-name="T51">Test</text:span><text:span text:style-name="T43">;</text:span><text:span text:style-name="T43"><text:line-break/></text:span><text:span text:style-name="T43"><text:line-break/></text:span><text:span text:style-name="T43">import static </text:span><text:span text:style-name="T50">org.junit.jupiter.api.Assertions.*</text:span><text:span text:style-name="T43">;</text:span><text:span text:style-name="T43"><text:line-break/></text:span><text:span text:style-name="T43"><text:line-break/></text:span><text:span text:style-name="T43">class </text:span><text:span text:style-name="T50">PropertyInjectionControllerTest {</text:span><text:span text:style-name="T50"><text:line-break/></text:span><text:span text:style-name="T50"> <text:s text:c="3"/>PropertyInjectionController </text:span><text:span text:style-name="T53">controller</text:span><text:span text:style-name="T43">;</text:span><text:span text:style-name="T43"><text:line-break/></text:span><text:span text:style-name="T43"> <text:s text:c="3"/></text:span><text:span text:style-name="T51">@BeforeEach</text:span><text:span text:style-name="T51"><text:line-break/></text:span><text:span text:style-name="T51"> <text:s text:c="3"/></text:span><text:span text:style-name="T43">void </text:span><text:span text:style-name="T52">setUp</text:span><text:span text:style-name="T50">() {</text:span><text:span text:style-name="T50"><text:line-break/></text:span><text:span text:style-name="T50"> <text:s text:c="7"/></text:span><text:span text:style-name="T44">// here we mimic what the Spring Framework </text:span><text:span text:style-name="T44">would do</text:span><text:span text:style-name="T44"><text:line-break/></text:span><text:span text:style-name="T44"> <text:s text:c="7"/></text:span><text:span text:style-name="T53">controller </text:span><text:span text:style-name="T50">= </text:span><text:span text:style-name="T43">new </text:span><text:span text:style-name="T50">PropertyInjectionController()</text:span><text:span text:style-name="T43">;</text:span><text:span text:style-name="T44">// </text:span><text:span text:style-name="T44">return a controller</text:span><text:span text:style-name="T44"><text:line-break/></text:span><text:span text:style-name="T44"> <text:s text:c="7"/>// controller uses the service</text:span><text:span text:style-name="T44"><text:line-break/></text:span><text:span text:style-name="T44"> <text:s text:c="7"/></text:span><text:span text:style-name="T53">controller</text:span><text:span text:style-name="T50">.</text:span><text:span text:style-name="T53">greetingService </text:span><text:span text:style-name="T50">= </text:span><text:span text:style-name="T43">new </text:span><text:span text:style-name="T50">GreetingServiceImpl()</text:span><text:span text:style-name="T43">;</text:span><text:span text:style-name="T44">// return a service</text:span><text:span text:style-name="T44"><text:line-break/></text:span><text:span text:style-name="T44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1">@Test</text:span><text:span text:style-name="T51"><text:line-break/></text:span><text:span text:style-name="T51"> <text:s text:c="3"/></text:span><text:span text:style-name="T43">void </text:span><text:span text:style-name="T52">getGreeting</text:span><text:span text:style-name="T50">() {</text:span><text:span text:style-name="T50"><text:line-break/></text:span><text:span text:style-name="T50"> <text:s text:c="7"/>System.</text:span><text:span text:style-name="T55">out</text:span><text:span text:style-name="T50">.println(</text:span><text:span text:style-name="T53">controller</text:span><text:span text:style-name="T50">.getGreeting())</text:span><text:span text:style-name="T43">;</text:span><text:span text:style-name="T43"><text:line-break/>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6">• By Setters - Area of much debate</text:p>
      <text:p text:style-name="P26"/>
      <text:p text:style-name="P26"><draw:frame text:anchor-type="paragraph" draw:z-index="6" draw:name="Shape6" draw:style-name="gr35" draw:text-style-name="P149" svg:width="16.901cm" svg:height="8.797cm" svg:x="0.512cm" svg:y="0.051cm"><draw:text-box><text:p text:style-name="P147"><text:span text:style-name="T56"><text:line-break/></text:span><text:span text:style-name="T43">import </text:span><text:span text:style-name="T50">guru.springframework.sfgdi.services.GreetingService</text:span><text:span text:style-name="T43">;</text:span><text:span text:style-name="T43"><text:line-break/></text:span><text:span text:style-name="T43"><text:line-break/></text:span><text:span text:style-name="T43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43">private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public void </text:span><text:span text:style-name="T52">setGreetingService</text:span><text:span text:style-name="T50">(GreetingService </text:span><text:span text:style-name="T50">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/text:p></draw:text-box></draw:frame></text:p>
      <text:p text:style-name="P13"/>
      <text:p text:style-name="P30"/>
      <text:p text:style-name="P25"/>
      <text:p text:style-name="P25"/>
      <text:p text:style-name="P25"/>
      <text:p text:style-name="P25"/>
      <text:p text:style-name="P28"/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8"><draw:frame text:anchor-type="paragraph" draw:z-index="7" draw:name="Shape7" draw:style-name="gr34" draw:text-style-name="P149" svg:width="15.414cm" svg:height="10.685cm" svg:x="-0.282cm" svg:y="0.353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e</text:span><text:span text:style-name="T50">Impl</text:span><text:span text:style-name="T43">;</text:span><text:span text:style-name="T43"><text:line-break/></text:span><text:span text:style-name="T43">import </text:span><text:span text:style-name="T50">org.junit.jupiter.api.</text:span><text:span text:style-name="T51">BeforeEach</text:span><text:span text:style-name="T43">;</text:span><text:span text:style-name="T43"><text:line-break/></text:span><text:span text:style-name="T43">import </text:span><text:span text:style-name="T50">org.junit.jupiter.api.</text:span><text:span text:style-name="T51">Test</text:span><text:span text:style-name="T43">;</text:span><text:span text:style-name="T43"><text:line-break/></text:span><text:span text:style-name="T43"><text:line-break/></text:span><text:span text:style-name="T43">import static </text:span><text:span text:style-name="T50">org.junit.jupiter.api.Assertions.*</text:span><text:span text:style-name="T43">;</text:span><text:span text:style-name="T43"><text:line-break/></text:span><text:span text:style-name="T43"><text:line-break/></text:span><text:span text:style-name="T43">class </text:span><text:span text:style-name="T50">SetterInjectedControllerTest {</text:span><text:span text:style-name="T50"><text:line-break/></text:span><text:span text:style-name="T50"> <text:s text:c="3"/>SetterInjectedController </text:span><text:span text:style-name="T53">controller</text:span><text:span text:style-name="T43">;</text:span><text:span text:style-name="T43"><text:line-break/></text:span><text:span text:style-name="T43"> <text:s text:c="3"/></text:span><text:span text:style-name="T51">@BeforeEach</text:span><text:span text:style-name="T51"><text:line-break/></text:span><text:span text:style-name="T51"> <text:s text:c="3"/></text:span><text:span text:style-name="T43">void </text:span><text:span text:style-name="T52">setUp</text:span><text:span text:style-name="T50">() {</text:span><text:span text:style-name="T50"><text:line-break/></text:span><text:span text:style-name="T50"> <text:s text:c="7"/></text:span><text:span text:style-name="T44">// Mimic what the Spring framework would do</text:span><text:span text:style-name="T44"><text:line-break/></text:span><text:span text:style-name="T44"> <text:s text:c="7"/>// using the setter to inject dependencies</text:span><text:span text:style-name="T44"><text:line-break/></text:span><text:span text:style-name="T44"> <text:s text:c="7"/></text:span><text:span text:style-name="T53">controller </text:span><text:span text:style-name="T50">= </text:span><text:span text:style-name="T43">new </text:span><text:span text:style-name="T50">SetterInjectedController()</text:span><text:span text:style-name="T43">;</text:span><text:span text:style-name="T43"><text:line-break/></text:span><text:span text:style-name="T43"> <text:s text:c="7"/></text:span><text:span text:style-name="T53">controller</text:span><text:span text:style-name="T50">.setGreetingService(</text:span><text:span text:style-name="T43">new </text:span><text:span text:style-name="T50">GreetingServiceImpl()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1">@Test</text:span><text:span text:style-name="T51"><text:line-break/></text:span><text:span text:style-name="T51"> <text:s text:c="3"/></text:span><text:span text:style-name="T43">void </text:span><text:span text:style-name="T52">getGreeting</text:span><text:span text:style-name="T50">() {</text:span><text:span text:style-name="T50"><text:line-break/></text:span><text:span text:style-name="T50"> <text:s text:c="6"/>System.</text:span><text:span text:style-name="T55">out</text:span><text:span text:style-name="T50">.println(</text:span><text:span text:style-name="T53">controller</text:span><text:span text:style-name="T50">.getGreeting()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/>
      <text:p text:style-name="P85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20"/>
      <text:p text:style-name="P20"><draw:frame text:anchor-type="paragraph" draw:z-index="8" draw:name="Shape8" draw:style-name="gr33" draw:text-style-name="P146" svg:width="13.329cm" svg:height="7.4cm" svg:x="0.016cm" svg:y="0.356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e</text:span><text:span text:style-name="T43">;</text:span><text:span text:style-name="T43"><text:line-break/></text:span><text:span text:style-name="T43"><text:line-break/></text:span><text:span text:style-name="T43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43">private final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public </text:span><text:span text:style-name="T52">ConstructorInjectedController</text:span><text:span text:style-name="T50">(GreetingService </text:span><text:span text:style-name="T50">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text:anchor-type="paragraph" draw:z-index="9" draw:name="Shape9" draw:style-name="gr32" draw:text-style-name="P146" svg:width="16.207cm" svg:height="9.658cm" svg:x="-0.316cm" svg:y="0.471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e</text:span><text:span text:style-name="T50">Impl</text:span><text:span text:style-name="T43">;</text:span><text:span text:style-name="T43"><text:line-break/></text:span><text:span text:style-name="T43">import </text:span><text:span text:style-name="T50">org.junit.jupiter.api.</text:span><text:span text:style-name="T51">BeforeEach</text:span><text:span text:style-name="T43">;</text:span><text:span text:style-name="T43"><text:line-break/></text:span><text:span text:style-name="T43">import </text:span><text:span text:style-name="T50">org.junit.jupiter.api.</text:span><text:span text:style-name="T51">Test</text:span><text:span text:style-name="T43">;</text:span><text:span text:style-name="T43"><text:line-break/></text:span><text:span text:style-name="T43"><text:line-break/></text:span><text:span text:style-name="T43">import static </text:span><text:span text:style-name="T50">org.junit.jupiter.api.Assertions.*</text:span><text:span text:style-name="T43">;</text:span><text:span text:style-name="T43"><text:line-break/></text:span><text:span text:style-name="T43"><text:line-break/></text:span><text:span text:style-name="T43">class </text:span><text:span text:style-name="T50">ConstructorInjectedControllerTest {</text:span><text:span text:style-name="T50"><text:line-break/></text:span><text:span text:style-name="T50"> <text:s text:c="2"/>ConstructorInjectedController </text:span><text:span text:style-name="T53">controller</text:span><text:span text:style-name="T43">;</text:span><text:span text:style-name="T43"><text:line-break/></text:span><text:span text:style-name="T43"> <text:s text:c="3"/></text:span><text:span text:style-name="T51">@BeforeEach</text:span><text:span text:style-name="T51"><text:line-break/></text:span><text:span text:style-name="T51"> <text:s text:c="3"/></text:span><text:span text:style-name="T43">void </text:span><text:span text:style-name="T52">setUp</text:span><text:span text:style-name="T50">() {</text:span><text:span text:style-name="T50"><text:line-break/></text:span><text:span text:style-name="T50"> <text:s text:c="7"/></text:span><text:span text:style-name="T44">// Preferred method Constructor injection</text:span><text:span text:style-name="T44"><text:line-break/></text:span><text:span text:style-name="T44"> <text:s text:c="7"/></text:span><text:span text:style-name="T53">controller </text:span><text:span text:style-name="T50">= </text:span><text:span text:style-name="T43">new </text:span><text:span text:style-name="T50">ConstructorInjectedController(</text:span><text:span text:style-name="T43">new </text:span><text:span text:style-name="T50">GreetingServiceImpl())</text:span><text:span text:style-name="T43">;</text:span><text:span text:style-name="T43"><text:line-break/>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1">@Test</text:span><text:span text:style-name="T51"><text:line-break/></text:span><text:span text:style-name="T51"> <text:s text:c="3"/></text:span><text:span text:style-name="T43">void </text:span><text:span text:style-name="T52">getGreeting</text:span><text:span text:style-name="T50">() {</text:span><text:span text:style-name="T50"><text:line-break/></text:span><text:span text:style-name="T50"> <text:s text:c="7"/>System.</text:span><text:span text:style-name="T55">out</text:span><text:span text:style-name="T50">.println(</text:span><text:span text:style-name="T53">controller</text:span><text:span text:style-name="T50">.getGreeting()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6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<text:span text:style-name="T30">o</text:span> That is a Spring managed controller</text:p>
      <text:p text:style-name="P60">Also if its not a Constructor Injected Dependency, the @Autowire is required</text:p>
      <text:p text:style-name="P16"/>
      <text:p text:style-name="P16"><draw:frame text:anchor-type="paragraph" draw:z-index="10" draw:name="Shape10" draw:style-name="gr18" draw:text-style-name="P146" svg:width="17.744cm" svg:height="21.374cm" svg:x="-0.083cm" svg:y="1.309cm"><draw:text-box><text:p text:style-name="P147"><text:span text:style-name="T43">package </text:span><text:span text:style-name="T50">guru.springframework.sfgdi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controllers.ConstructorInj</text:span><text:span text:style-name="T50">ectedController</text:span><text:span text:style-name="T43">;</text:span><text:span text:style-name="T43"><text:line-break/></text:span><text:span text:style-name="T43">import </text:span><text:span text:style-name="T50">guru.springframework.sfgdi.controllers.MyController</text:span><text:span text:style-name="T43">;</text:span><text:span text:style-name="T43"><text:line-break/></text:span><text:span text:style-name="T43">import </text:span><text:span text:style-name="T50">guru.springframework.sfgdi.controllers.SetterInjected</text:span><text:span text:style-name="T50">Controller</text:span><text:span text:style-name="T43">;</text:span><text:span text:style-name="T43"><text:line-break/></text:span><text:span text:style-name="T43">import </text:span><text:span text:style-name="T50">guru.springframework.sfgdi.controllers.PropertyInject</text:span><text:span text:style-name="T50">ionController</text:span><text:span text:style-name="T43">;</text:span><text:span text:style-name="T43"><text:line-break/></text:span><text:span text:style-name="T43">import </text:span><text:span text:style-name="T50">org.springframework.boot.SpringApplication</text:span><text:span text:style-name="T43">;</text:span><text:span text:style-name="T43"><text:line-break/></text:span><text:span text:style-name="T43">import </text:span><text:span text:style-name="T50">org.springframework.boot.autoconfigure.</text:span><text:span text:style-name="T51">SpringBootA</text:span><text:span text:style-name="T51">pplication</text:span><text:span text:style-name="T43">;</text:span><text:span text:style-name="T43"><text:line-break/></text:span><text:span text:style-name="T43">import </text:span><text:span text:style-name="T50">org.springframework.context.ApplicationContext</text:span><text:span text:style-name="T43">;</text:span><text:span text:style-name="T43"><text:line-break/></text:span><text:span text:style-name="T43"><text:line-break/></text:span><text:span text:style-name="T51">@SpringBootApplication</text:span><text:span text:style-name="T51"><text:line-break/></text:span><text:span text:style-name="T43">public class </text:span><text:span text:style-name="T50">SfgDiApplication {</text:span><text:span text:style-name="T50"><text:line-break/></text:span><text:span text:style-name="T50"><text:line-break/></text:span><text:span text:style-name="T50"><text:tab/></text:span><text:span text:style-name="T43">public static void </text:span><text:span text:style-name="T52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50"><text:tab/></text:span><text:span text:style-name="T44">//SpringApplication.run(SfgDiApplication.class, args);</text:span><text:span text:style-name="T44"><text:line-break/></text:span><text:span text:style-name="T44"><text:tab/></text:span><text:span text:style-name="T44"><text:tab/></text:span><text:span text:style-name="T44">// return a context from the application</text:span><text:span text:style-name="T44"><text:line-break/></text:span><text:span text:style-name="T44"><text:tab/></text:span><text:span text:style-name="T44"><text:tab/></text:span><text:span text:style-name="T50">ApplicationContext ctx = </text:span><text:span text:style-name="T50">SpringApplication.</text:span><text:span text:style-name="T54">run</text:span><text:span text:style-name="T50">(SfgDiApplication.</text:span><text:span text:style-name="T43">class, </text:span><text:span text:style-name="T50">args)</text:span><text:span text:style-name="T43">;</text:span><text:span text:style-name="T43"><text:line-break/></text:span><text:span text:style-name="T43"><text:tab/></text:span><text:span text:style-name="T43"> <text:s text:c="3"/></text:span><text:span text:style-name="T44">/*</text:span><text:span text:style-name="T44"><text:line-break/></text:span><text:span text:style-name="T44"><text:tab/></text:span><text:span text:style-name="T44"> <text:s text:c="6"/>return a reference to the controller from </text:span><text:span text:style-name="T44">the context</text:span><text:span text:style-name="T44"><text:line-break/></text:span><text:span text:style-name="T44"><text:tab/></text:span><text:span text:style-name="T44"> <text:s text:c="6"/>by default the name is the same, bu </text:span><text:span text:style-name="T44">starts with lowercase</text:span><text:span text:style-name="T44"><text:line-break/></text:span><text:span text:style-name="T44"><text:tab/></text:span><text:span text:style-name="T44"> <text:s text:c="6"/>Must cast as it's an Object type returned</text:span><text:span text:style-name="T44"><text:line-break/></text:span><text:span text:style-name="T44"><text:tab/></text:span><text:span text:style-name="T44"> <text:s text:c="4"/>*/</text:span><text:span text:style-name="T44"><text:line-break/></text:span><text:span text:style-name="T44"><text:tab/></text:span><text:span text:style-name="T44"><text:tab/></text:span><text:span text:style-name="T50">MyController myController = </text:span><text:span text:style-name="T50">(MyController)ctx.getBean(</text:span><text:span text:style-name="T45">"myController"</text:span><text:span text:style-name="T50">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50">String greeting = </text:span><text:span text:style-name="T50">myController.sayHello(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greeting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44">/*</text:span><text:span text:style-name="T44"><text:line-break/></text:span><text:span text:style-name="T44"><text:tab/></text:span><text:span text:style-name="T44"><text:tab/></text:span><text:span text:style-name="T44"> <text:s/>example of Spring managed </text:span><text:span text:style-name="T44">dependency injections</text:span><text:span text:style-name="T44"><text:line-break/></text:span><text:span text:style-name="T44"><text:tab/></text:span><text:span text:style-name="T44"><text:tab/></text:span><text:span text:style-name="T44"> <text:s/>One needs to add the tags in the </text:span><text:span text:style-name="T44">Controllers and Service classes/interfaces</text:span><text:span text:style-name="T44"><text:line-break/></text:span><text:span text:style-name="T44"><text:line-break/></text:span><text:span text:style-name="T44"><text:tab/></text:span><text:span text:style-name="T44"><text:tab/></text:span><text:span text:style-name="T44"> */</text:span><text:span text:style-name="T44"><text:line-break/></text:span><text:span text:style-name="T44"><text:line-break/></text:span><text:span text:style-name="T44"><text:tab/></text:span><text:span text:style-name="T44"><text:tab/></text:span><text:span text:style-name="T50">System.</text:span><text:span text:style-name="T55">out</text:span><text:span text:style-name="T50">.println(</text:span><text:span text:style-name="T45">"------ Property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PropertyInjectionController </text:span><text:span text:style-name="T50">propertyInjectionController = </text:span><text:span text:style-name="T50">(PropertyInjectionController) </text:span><text:span text:style-name="T50">ctx.getBean(</text:span><text:span text:style-name="T45">"propertyInjectionControll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propertyInjectionController.getGre</text:span><text:span text:style-name="T50">eting()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</text:span><text:span text:style-name="T45">"--------- Sett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etterInjectedController </text:span><text:span text:style-name="T50">setterInjectedController = (SetterInjectedController) </text:span><text:span text:style-name="T50">ctx.getBean(</text:span><text:span text:style-name="T45">"setterInjectedControll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setterInjectedController.getGreeti</text:span><text:span text:style-name="T50">ng()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</text:span><text:span text:style-name="T45">"-------- </text:span><text:span text:style-name="T45">Constructor" 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ConstructorInjectedController </text:span><text:span text:style-name="T50">constructorInjectedController = </text:span><text:span text:style-name="T50">(ConstructorInjectedController) </text:span><text:span text:style-name="T50">ctx.getBean(</text:span><text:span text:style-name="T45">"constructorInjectedControll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constructorInjectedController.getG</text:span><text:span text:style-name="T50">reeting())</text:span><text:span text:style-name="T43">;</text:span><text:span text:style-name="T43"><text:line-break/></text:span><text:span text:style-name="T43"><text:tab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The @Service tells Spring that its a Spring managed Service</text:p>
      <text:list xml:id="list1375663460" text:style-name="L4">
        <text:list-item>
          <text:p text:style-name="P121"><text:span text:style-name="T24">A</text:span><text:span text:style-name="T23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55701659237746" text:continue-numbering="true" text:style-name="L4">
        <text:list-item>
          <text:p text:style-name="P122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31" draw:text-style-name="P146" svg:width="14.95cm" svg:height="5.887cm" svg:x="0.314cm" svg:y="0.025cm"><draw:text-box><text:p text:style-name="P147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43"><text:line-break/></text:span><text:span text:style-name="T43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52">sayGreeting</text:span><text:span text:style-name="T50">()</text:span><text:span text:style-name="T43">;</text:span><text:span text:style-name="T43"><text:line-break/></text:span><text:span text:style-name="T50">}</text:span><text:span text:style-name="T50"><text:line-break/></text:span><text:span text:style-name="T50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><text:span text:style-name="T3">package </text:span><text:span text:style-name="T5">guru.springframework.sfgdi.services</text:span><text:span text:style-name="T2">;</text:span><text:line-break/><text:line-break/><text:span text:style-name="T2">import </text:span><text:span text:style-name="T5">org.springframework.stereotype.</text:span><text:span text:style-name="T9">Service</text:span><text:span text:style-name="T2">;</text:span><text:line-break/><text:line-break/><text:span text:style-name="T11">/*</text:span><text:line-break/><text:span text:style-name="T11">Spring managed service</text:span><text:line-break/><text:span text:style-name="T11">Indicates that an annotated class is a "Service",</text:span><text:line-break/><text:span text:style-name="T11">originally defined by Domain-Driven Design (Evans, 2003)</text:span><text:line-break/><text:span text:style-name="T11">as "an operation offered as an interface that stands alone</text:span><text:line-break/><text:span text:style-name="T11">in the model, with no encapsulated state."</text:span><text:line-break/><text:span text:style-name="T11"> */</text:span><text:line-break/><text:span text:style-name="T9">@Service</text:span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9">@Override</text:span><text:line-break/><text:span text:style-name="T9"> <text:s text:c="3"/></text:span><text:span text:style-name="T2">public </text:span><text:span text:style-name="T5">String </text:span><text:span text:style-name="T13">sayGreeting</text:span><text:span text:style-name="T5">() {</text:span><text:line-break/><text:span text:style-name="T5"> <text:s text:c="7"/></text:span><text:span text:style-name="T2">return </text:span><text:span text:style-name="T15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16"/>
      <text:p text:style-name="P16"/>
      <text:list xml:id="list1724153612" text:style-name="L5">
        <text:list-item>
          <text:p text:style-name="P124"><text:span text:style-name="T24">P</text:span><text:span text:style-name="T23">roperty Injected Controller</text:span></text:p>
        </text:list-item>
      </text:list>
      <text:p text:style-name="P17"/>
      <text:p text:style-name="P17"><draw:frame text:anchor-type="paragraph" draw:z-index="12" draw:name="Shape12" draw:style-name="gr27" draw:text-style-name="P146" svg:width="15.049cm" svg:height="8.633cm" svg:x="0.379cm" svg:y="0.016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Autow</text:span><text:span text:style-name="T51">ired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 </text:span><text:span text:style-name="T44">// Spring managed controller</text:span><text:span text:style-name="T44"><text:line-break/></text:span><text:span text:style-name="T43">public class </text:span><text:span text:style-name="T50">PropertyInjectionController {</text:span><text:span text:style-name="T50"><text:line-break/></text:span><text:span text:style-name="T50"> <text:s text:c="2"/></text:span><text:span text:style-name="T44">/* Marks a constructor, field, setter method, or </text:span><text:span text:style-name="T44">config method as</text:span><text:span text:style-name="T44"><text:line-break/></text:span><text:span text:style-name="T44"> <text:s text:c="2"/>to be autowired by Spring's dependency injection </text:span><text:span text:style-name="T44">facilities.</text:span><text:span text:style-name="T44"><text:line-break/></text:span><text:span text:style-name="T44"> <text:s text:c="3"/>*/</text:span><text:span text:style-name="T44"><text:line-break/></text:span><text:span text:style-name="T44"> <text:s text:c="3"/></text:span><text:span text:style-name="T51">@Autowired</text:span><text:span text:style-name="T51"><text:line-break/></text:span><text:span text:style-name="T51"> <text:s text:c="3"/></text:span><text:span text:style-name="T43">public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<text:line-break/></text:span><text:span text:style-name="T43"><text:line-break/></text:span><text:span text:style-name="T43"> <text:s text:c="3"/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6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55701496533548" text:continue-numbering="true" text:style-name="L5">
        <text:list-item>
          <text:p text:style-name="P123">Setter Injected Controller</text:p>
        </text:list-item>
      </text:list>
      <text:p text:style-name="P17"/>
      <text:p text:style-name="P17"><draw:frame text:anchor-type="paragraph" draw:z-index="13" draw:name="Shape13" draw:style-name="gr30" draw:text-style-name="P146" svg:width="17.546cm" svg:height="11.51cm" svg:x="0.462cm" svg:y="0.385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Autow</text:span><text:span text:style-name="T51">ired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 <text:s/></text:span><text:span text:style-name="T44">// Spring managed controller</text:span><text:span text:style-name="T44"><text:line-break/></text:span><text:span text:style-name="T43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43">private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</text:span><text:span text:style-name="T44">/*</text:span><text:span text:style-name="T44"><text:line-break/></text:span><text:span text:style-name="T44"> <text:s text:c="3"/>Marks a constructor, field, setter method, or config </text:span><text:span text:style-name="T44">method as to be</text:span><text:span text:style-name="T44"><text:line-break/></text:span><text:span text:style-name="T44"> <text:s text:c="3"/>autowired by Spring's dependency injection </text:span><text:span text:style-name="T44">facilities.</text:span><text:span text:style-name="T44"><text:line-break/></text:span><text:span text:style-name="T44"> <text:s text:c="3"/>*/</text:span><text:span text:style-name="T44"><text:line-break/></text:span><text:span text:style-name="T44"><text:line-break/></text:span><text:span text:style-name="T44"> <text:s text:c="2"/></text:span><text:span text:style-name="T51">@Autowired</text:span><text:span text:style-name="T51"><text:line-break/></text:span><text:span text:style-name="T51"> <text:s text:c="3"/></text:span><text:span text:style-name="T43">public void </text:span><text:span text:style-name="T52">setGreetingService</text:span><text:span text:style-name="T50">(GreetingService </text:span><text:span text:style-name="T50">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55700149175182" text:continue-numbering="true" text:style-name="L5">
        <text:list-item>
          <text:p text:style-name="P141">Contructor Injected Controller</text:p>
        </text:list-item>
      </text:list>
      <text:p text:style-name="P17"/>
      <text:p text:style-name="P17"><draw:frame text:anchor-type="paragraph" draw:z-index="14" draw:name="Shape14" draw:style-name="gr29" draw:text-style-name="P146" svg:width="16.387cm" svg:height="11.113cm" svg:x="0.711cm" svg:y="0.459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Autow</text:span><text:span text:style-name="T51">ired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 </text:span><text:span text:style-name="T44">// Spring managed controller</text:span><text:span text:style-name="T44"><text:line-break/></text:span><text:span text:style-name="T43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43">private final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</text:span><text:span text:style-name="T44">//@Autowired // this is optional using constructor </text:span><text:span text:style-name="T44">injected dependency</text:span><text:span text:style-name="T44"><text:line-break/></text:span><text:span text:style-name="T44"><text:line-break/></text:span><text:span text:style-name="T44"> <text:s text:c="3"/></text:span><text:span text:style-name="T43">public </text:span><text:span text:style-name="T52">ConstructorInjectedController</text:span><text:span text:style-name="T50">(GreetingService </text:span><text:span text:style-name="T50">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17"/>
      <text:list xml:id="list55700888487887" text:continue-numbering="true" text:style-name="L5">
        <text:list-header>
          <text:p text:style-name="P123"/>
        </text:list-header>
      </text:list>
      <text:p text:style-name="P32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7">Lesson 36 – Using Qualifiers</text:p>
      <text:p text:style-name="P11"/>
      <text:p text:style-name="P29">We use the @Qualifier to tell Spring which servive to call for a specific Controller.</text:p>
      <text:p text:style-name="P29"/>
      <text:p text:style-name="P29">In this example we refactor the existing service “GreetingServiceImpl” to </text:p>
      <text:p text:style-name="P29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9"/>
      <text:p text:style-name="P29">We also change the sayGreeting() method to return Hello World – XXX” name constructor”</text:p>
      <text:p text:style-name="P29"/>
      <text:p text:style-name="P33"><text:span text:style-name="T20">In the Controllers we add the qualitiers </text:span><text:span text:style-name="T26">@Qualifier</text:span><text:span text:style-name="T27">(</text:span><text:span text:style-name="T26">"constructorGreetingService"</text:span><text:span text:style-name="T27">)</text:span></text:p>
      <text:p text:style-name="P34"/>
      <text:list xml:id="list3343527394" text:style-name="L6">
        <text:list-header>
          <text:p text:style-name="P125"/>
        </text:list-header>
        <text:list-item>
          <text:p text:style-name="P126">The Services</text:p>
          <text:p text:style-name="P126"/>
        </text:list-item>
      </text:list>
      <text:p text:style-name="P35"><draw:frame text:anchor-type="paragraph" draw:z-index="15" draw:name="Shape15" draw:style-name="gr28" draw:text-style-name="P146" svg:width="15.578cm" svg:height="6.185cm" svg:x="0.28cm" svg:y="0.362cm"><draw:text-box><text:p text:style-name="P147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43"><text:line-break/></text:span><text:span text:style-name="T43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52">sayGreeting</text:span><text:span text:style-name="T50">()</text:span><text:span text:style-name="T43">;</text:span><text:span text:style-name="T43"><text:line-break/></text:span><text:span text:style-name="T50">}</text:span><text:span text:style-name="T50"><text:line-break/></text:span><text:span text:style-name="T50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text:anchor-type="paragraph" draw:z-index="16" draw:name="Shape16" draw:style-name="gr27" draw:text-style-name="P146" svg:width="17.811cm" svg:height="8.633cm" svg:x="-0.116cm" svg:y="0.187cm"><draw:text-box><text:p text:style-name="P147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44">/*</text:span><text:span text:style-name="T44"><text:line-break/></text:span><text:span text:style-name="T44">Spring managed service</text:span><text:span text:style-name="T44"><text:line-break/></text:span><text:span text:style-name="T44">Indicates that an annotated class is a "Service",</text:span><text:span text:style-name="T44"><text:line-break/></text:span><text:span text:style-name="T44">originally defined by Domain-Driven Design (Evans, </text:span><text:span text:style-name="T44">2003)</text:span><text:span text:style-name="T44"><text:line-break/></text:span><text:span text:style-name="T44">as "an operation offered as an interface that stands </text:span><text:span text:style-name="T44">alone</text:span><text:span text:style-name="T44"><text:line-break/></text:span><text:span text:style-name="T44">in the model, with no encapsulated state."</text:span><text:span text:style-name="T44"><text:line-break/></text:span><text:span text:style-name="T44"> */</text:span><text:span text:style-name="T44"><text:line-break/></text:span><text:span text:style-name="T51">@Service</text:span><text:span text:style-name="T51"><text:line-break/></text:span><text:span text:style-name="T43">public class </text:span><text:span text:style-name="T50">Constructor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- constructor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text:anchor-type="paragraph" draw:z-index="17" draw:name="Shape17" draw:style-name="gr26" draw:text-style-name="P149" svg:width="16.405cm" svg:height="5.109cm" svg:x="-0.448cm" svg:y="1.182cm"><draw:text-box><text:p text:style-name="P147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51">@Service</text:span><text:span text:style-name="T51"><text:line-break/></text:span><text:span text:style-name="T43">public class </text:span><text:span text:style-name="T50">PropertyInjectedGreetingService </text:span><text:span text:style-name="T43">implements </text:span><text:span text:style-name="T50">GreetingService 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- property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55701466037220" text:continue-numbering="true" text:style-name="L6">
        <text:list-item>
          <text:p text:style-name="P126">The Controllers</text:p>
        </text:list-item>
      </text:list>
      <text:p text:style-name="P35"/>
      <text:p text:style-name="P35"><draw:frame text:anchor-type="paragraph" draw:z-index="19" draw:name="Shape19" draw:style-name="gr24" draw:text-style-name="P146" svg:width="16.987cm" svg:height="10.277cm" svg:x="-0.019cm" svg:y="0.081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Autow</text:span><text:span text:style-name="T51">ired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Qualifi</text:span><text:span text:style-name="T51">er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 </text:span><text:span text:style-name="T44">// Spring managed controller</text:span><text:span text:style-name="T44"><text:line-break/></text:span><text:span text:style-name="T43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43">private final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</text:span><text:span text:style-name="T44">//@Autowired // this is optional using constructor </text:span><text:span text:style-name="T44">injected dependency</text:span><text:span text:style-name="T44"><text:line-break/></text:span><text:span text:style-name="T44"><text:line-break/></text:span><text:span text:style-name="T44"> <text:s text:c="3"/></text:span><text:span text:style-name="T43">public </text:span><text:span text:style-name="T52">ConstructorInjectedController</text:span><text:span text:style-name="T50">(</text:span><text:span text:style-name="T51">@Qualifier</text:span><text:span text:style-name="T50">(</text:span><text:span text:style-name="T45">"constructor</text:span><text:span text:style-name="T45">GreetingService"</text:span><text:span text:style-name="T50">) GreetingService 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><draw:frame text:anchor-type="paragraph" draw:z-index="20" draw:name="Shape20" draw:style-name="gr23" draw:text-style-name="P146" svg:width="18.31cm" svg:height="9.455cm" svg:x="-0.416cm" svg:y="0.032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Autow</text:span><text:span text:style-name="T51">ired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Qualifi</text:span><text:span text:style-name="T51">er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 </text:span><text:span text:style-name="T44">// Spring managed controller</text:span><text:span text:style-name="T44"><text:line-break/></text:span><text:span text:style-name="T43">public class </text:span><text:span text:style-name="T50">PropertyInjectionController {</text:span><text:span text:style-name="T50"><text:line-break/></text:span><text:span text:style-name="T50"> <text:s text:c="2"/></text:span><text:span text:style-name="T44">/* Marks a constructor, field, setter method, or </text:span><text:span text:style-name="T44">config method as</text:span><text:span text:style-name="T44"><text:line-break/></text:span><text:span text:style-name="T44"> <text:s text:c="2"/>to be autowired by Spring's dependency injection </text:span><text:span text:style-name="T44">facilities.</text:span><text:span text:style-name="T44"><text:line-break/></text:span><text:span text:style-name="T44"> <text:s text:c="3"/>*/</text:span><text:span text:style-name="T44"><text:line-break/></text:span><text:span text:style-name="T44"> <text:s text:c="3"/></text:span><text:span text:style-name="T51">@Qualifier</text:span><text:span text:style-name="T50">(</text:span><text:span text:style-name="T45">"propertyInjectedGreetingService"</text:span><text:span text:style-name="T50">)</text:span><text:span text:style-name="T50"><text:line-break/></text:span><text:span text:style-name="T50"> <text:s text:c="3"/></text:span><text:span text:style-name="T51">@Autowired</text:span><text:span text:style-name="T51"><text:line-break/></text:span><text:span text:style-name="T51"> <text:s text:c="3"/></text:span><text:span text:style-name="T43">public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<text:line-break/></text:span><text:span text:style-name="T43"><text:line-break/></text:span><text:span text:style-name="T43"> <text:s text:c="3"/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6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text:anchor-type="paragraph" draw:z-index="21" draw:name="Shape21" draw:style-name="gr22" draw:text-style-name="P146" svg:width="18.68cm" svg:height="11.921cm" svg:x="-0.549cm" svg:y="0.005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Autow</text:span><text:span text:style-name="T51">ired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Qualifi</text:span><text:span text:style-name="T51">er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 <text:s/></text:span><text:span text:style-name="T44">// Spring managed controller</text:span><text:span text:style-name="T44"><text:line-break/></text:span><text:span text:style-name="T43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43">private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</text:span><text:span text:style-name="T44">/*</text:span><text:span text:style-name="T44"><text:line-break/></text:span><text:span text:style-name="T44"> <text:s text:c="3"/>Marks a constructor, field, setter method, or config </text:span><text:span text:style-name="T44">method as to be</text:span><text:span text:style-name="T44"><text:line-break/></text:span><text:span text:style-name="T44"> <text:s text:c="3"/>autowired by Spring's dependency injection </text:span><text:span text:style-name="T44">facilities.</text:span><text:span text:style-name="T44"><text:line-break/></text:span><text:span text:style-name="T44"> <text:s text:c="3"/>*/</text:span><text:span text:style-name="T44"><text:line-break/></text:span><text:span text:style-name="T44"> <text:s/></text:span><text:span text:style-name="T51">@Qualifier</text:span><text:span text:style-name="T50">(</text:span><text:span text:style-name="T45">"setterInjectedGreetingService"</text:span><text:span text:style-name="T50">)</text:span><text:span text:style-name="T50"><text:line-break/></text:span><text:span text:style-name="T50"> <text:s text:c="2"/></text:span><text:span text:style-name="T51">@Autowired</text:span><text:span text:style-name="T51"><text:line-break/></text:span><text:span text:style-name="T51"> <text:s text:c="3"/></text:span><text:span text:style-name="T43">public void </text:span><text:span text:style-name="T52">setGreetingService</text:span><text:span text:style-name="T50">(GreetingService </text:span><text:span text:style-name="T50">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getGreeting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><draw:frame text:anchor-type="paragraph" draw:z-index="18" draw:name="Shape18" draw:style-name="gr25" draw:text-style-name="P149" svg:width="17.017cm" svg:height="4.945cm" svg:x="-0.448cm" svg:y="0.058cm"><draw:text-box><text:p text:style-name="P147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51">@Service</text:span><text:span text:style-name="T51"><text:line-break/></text:span><text:span text:style-name="T43">public class </text:span><text:span text:style-name="T50">SetterInjected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- Setter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Lesson 37 Primary Beans</text:p>
      <text:p text:style-name="P36"/>
      <text:p text:style-name="P56">If you ommit the @Qualifier tag and use the @Primary tag, it will tell</text:p>
      <text:p text:style-name="P56">the Framework to usew this Service as a Primary bean when it </text:p>
      <text:p text:style-name="P56">needs to call one among many.</text:p>
      <text:p text:style-name="P38"/>
      <text:p text:style-name="P38"/>
      <text:p text:style-name="P38"><draw:frame text:anchor-type="paragraph" draw:z-index="22" draw:name="Shape22" draw:style-name="gr21" draw:text-style-name="P146" svg:width="16.207cm" svg:height="2.73cm" svg:x="-0.067cm" svg:y="0.086cm"><draw:text-box><text:p text:style-name="P147"><text:span text:style-name="T51">@Primary</text:span><text:span text:style-name="T51"><text:line-break/></text:span><text:span text:style-name="T51">@Service</text:span><text:span text:style-name="T51"><text:line-break/></text:span><text:span text:style-name="T43">public class </text:span><text:span text:style-name="T50">PrimaryGreetingService </text:span><text:span text:style-name="T43">implements </text:span><text:span text:style-name="T50">GreetingService{</text:span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>Code below of example</text:p>
      <text:p text:style-name="P38"/>
      <text:p text:style-name="P38"><draw:frame text:anchor-type="paragraph" draw:z-index="23" draw:name="Shape23" draw:style-name="gr20" draw:text-style-name="P149" svg:width="12.9cm" svg:height="4.112cm" svg:x="0.065cm" svg:y="0.321cm"><draw:text-box><text:p text:style-name="P147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43"><text:line-break/></text:span><text:span text:style-name="T43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52">sayGreeting</text:span><text:span text:style-name="T50">()</text:span><text:span text:style-name="T43">;</text:span><text:span text:style-name="T43"><text:line-break/></text:span><text:span text:style-name="T50">}</text:span><text:span text:style-name="T50"><text:line-break/></text:span><text:span text:style-name="T50"/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text:anchor-type="paragraph" draw:z-index="24" draw:name="Shape24" draw:style-name="gr19" draw:text-style-name="P146" svg:width="17.084cm" svg:height="8.222cm" svg:x="-0.15cm" svg:y="0.347cm"><draw:text-box><text:p text:style-name="P147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context.annotation.</text:span><text:span text:style-name="T51">Primary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44">/*</text:span><text:span text:style-name="T44"><text:line-break/></text:span><text:span text:style-name="T44">Indicates that a bean should be given preference </text:span><text:span text:style-name="T44">when multiple candidates</text:span><text:span text:style-name="T44"><text:line-break/></text:span><text:span text:style-name="T44">are qualified to autowire a single-valued dependency.</text:span><text:span text:style-name="T44"><text:line-break/></text:span><text:span text:style-name="T44">If exactly one 'primary' bean exists among the </text:span><text:span text:style-name="T44">candidates,</text:span><text:span text:style-name="T44"><text:line-break/></text:span><text:span text:style-name="T44">it will be the autowired value.</text:span><text:span text:style-name="T44"><text:line-break/></text:span><text:span text:style-name="T44"> */</text:span><text:span text:style-name="T44"><text:line-break/></text:span><text:span text:style-name="T51">@Primary</text:span><text:span text:style-name="T51"><text:line-break/></text:span><text:span text:style-name="T51">@Service</text:span><text:span text:style-name="T51"><text:line-break/></text:span><text:span text:style-name="T43">public class </text:span><text:span text:style-name="T50">Primary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from Primary Bean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9">*Note below Controller has no @Qualifier só it will use the Primary bean service</text:p>
      <text:p text:style-name="P39"/>
      <text:p text:style-name="P39"><draw:frame text:anchor-type="paragraph" draw:z-index="25" draw:name="Shape25" draw:style-name="gr19" draw:text-style-name="P146" svg:width="17.347cm" svg:height="8.222cm" svg:x="0.231cm" svg:y="0.132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e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44">// add as Spring managed controller</text:span><text:span text:style-name="T44"><text:line-break/></text:span><text:span text:style-name="T51">@Controller</text:span><text:span text:style-name="T51"><text:line-break/></text:span><text:span text:style-name="T43">public class </text:span><text:span text:style-name="T50">MyController {</text:span><text:span text:style-name="T50"><text:line-break/></text:span><text:span text:style-name="T50"> <text:s/></text:span><text:span text:style-name="T43">private final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public </text:span><text:span text:style-name="T52">MyController</text:span><text:span text:style-name="T50">(GreetingService </text:span><text:span text:style-name="T50">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sayHello</text:span><text:span text:style-name="T50">(){</text:span><text:span text:style-name="T50"><text:line-break/>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89"/>
      <text:p text:style-name="P39"/>
      <text:p text:style-name="P39"><draw:frame text:anchor-type="paragraph" draw:z-index="26" draw:name="Shape26" draw:style-name="gr18" draw:text-style-name="P146" svg:width="18.474cm" svg:height="21.374cm" svg:x="0.153cm" svg:y="0.302cm"><draw:text-box><text:p text:style-name="P147"><text:span text:style-name="T43">package </text:span><text:span text:style-name="T50">guru.springframework.sfgdi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controllers.ConstructorInj</text:span><text:span text:style-name="T50">ectedController</text:span><text:span text:style-name="T43">;</text:span><text:span text:style-name="T43"><text:line-break/></text:span><text:span text:style-name="T43">import </text:span><text:span text:style-name="T50">guru.springframework.sfgdi.controllers.MyController</text:span><text:span text:style-name="T43">;</text:span><text:span text:style-name="T43"><text:line-break/></text:span><text:span text:style-name="T43">import </text:span><text:span text:style-name="T50">guru.springframework.sfgdi.controllers.SetterInjected</text:span><text:span text:style-name="T50">Controller</text:span><text:span text:style-name="T43">;</text:span><text:span text:style-name="T43"><text:line-break/></text:span><text:span text:style-name="T43">import </text:span><text:span text:style-name="T50">guru.springframework.sfgdi.controllers.PropertyInject</text:span><text:span text:style-name="T50">ionController</text:span><text:span text:style-name="T43">;</text:span><text:span text:style-name="T43"><text:line-break/></text:span><text:span text:style-name="T43">import </text:span><text:span text:style-name="T50">org.springframework.boot.SpringApplication</text:span><text:span text:style-name="T43">;</text:span><text:span text:style-name="T43"><text:line-break/></text:span><text:span text:style-name="T43">import </text:span><text:span text:style-name="T50">org.springframework.boot.autoconfigure.</text:span><text:span text:style-name="T51">SpringBootA</text:span><text:span text:style-name="T51">pplication</text:span><text:span text:style-name="T43">;</text:span><text:span text:style-name="T43"><text:line-break/></text:span><text:span text:style-name="T43">import </text:span><text:span text:style-name="T50">org.springframework.context.ApplicationContext</text:span><text:span text:style-name="T43">;</text:span><text:span text:style-name="T43"><text:line-break/></text:span><text:span text:style-name="T43"><text:line-break/></text:span><text:span text:style-name="T51">@SpringBootApplication</text:span><text:span text:style-name="T51"><text:line-break/></text:span><text:span text:style-name="T43">public class </text:span><text:span text:style-name="T50">SfgDiApplication {</text:span><text:span text:style-name="T50"><text:line-break/></text:span><text:span text:style-name="T50"><text:line-break/></text:span><text:span text:style-name="T50"><text:tab/></text:span><text:span text:style-name="T43">public static void </text:span><text:span text:style-name="T52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50"><text:tab/></text:span><text:span text:style-name="T44">//SpringApplication.run(SfgDiApplication.class, args);</text:span><text:span text:style-name="T44"><text:line-break/></text:span><text:span text:style-name="T44"><text:tab/></text:span><text:span text:style-name="T44"><text:tab/></text:span><text:span text:style-name="T44">// return a context from the application</text:span><text:span text:style-name="T44"><text:line-break/></text:span><text:span text:style-name="T44"><text:tab/></text:span><text:span text:style-name="T44"><text:tab/></text:span><text:span text:style-name="T50">ApplicationContext ctx = </text:span><text:span text:style-name="T50">SpringApplication.</text:span><text:span text:style-name="T54">run</text:span><text:span text:style-name="T50">(SfgDiApplication.</text:span><text:span text:style-name="T43">class, </text:span><text:span text:style-name="T50">args)</text:span><text:span text:style-name="T43">;</text:span><text:span text:style-name="T43"><text:line-break/></text:span><text:span text:style-name="T43"><text:tab/></text:span><text:span text:style-name="T43"> <text:s text:c="3"/></text:span><text:span text:style-name="T44">/*</text:span><text:span text:style-name="T44"><text:line-break/></text:span><text:span text:style-name="T44"><text:tab/></text:span><text:span text:style-name="T44"> <text:s text:c="6"/>return a reference to the controller from </text:span><text:span text:style-name="T44">the context</text:span><text:span text:style-name="T44"><text:line-break/></text:span><text:span text:style-name="T44"><text:tab/></text:span><text:span text:style-name="T44"> <text:s text:c="6"/>by default the name is the same, bu </text:span><text:span text:style-name="T44">starts with lowercase</text:span><text:span text:style-name="T44"><text:line-break/></text:span><text:span text:style-name="T44"><text:tab/></text:span><text:span text:style-name="T44"> <text:s text:c="6"/>Must cast as it's an Object type returned</text:span><text:span text:style-name="T44"><text:line-break/></text:span><text:span text:style-name="T44"><text:tab/></text:span><text:span text:style-name="T44"> <text:s text:c="4"/>*/</text:span><text:span text:style-name="T44"><text:line-break/></text:span><text:span text:style-name="T44"><text:tab/></text:span><text:span text:style-name="T44"><text:tab/></text:span><text:span text:style-name="T50">MyController myController = </text:span><text:span text:style-name="T50">(MyController)ctx.getBean(</text:span><text:span text:style-name="T45">"myController"</text:span><text:span text:style-name="T50">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</text:span><text:span text:style-name="T45">"------ Primary </text:span><text:span text:style-name="T45">Bean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myController.sayHello()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44">/*</text:span><text:span text:style-name="T44"><text:line-break/></text:span><text:span text:style-name="T44"><text:tab/></text:span><text:span text:style-name="T44"><text:tab/></text:span><text:span text:style-name="T44"> <text:s/>example of Spring managed </text:span><text:span text:style-name="T44">dependency injections</text:span><text:span text:style-name="T44"><text:line-break/></text:span><text:span text:style-name="T44"><text:tab/></text:span><text:span text:style-name="T44"><text:tab/></text:span><text:span text:style-name="T44"> <text:s/>One needs to add the tags in the </text:span><text:span text:style-name="T44">Controllers and Service classes/interfaces</text:span><text:span text:style-name="T44"><text:line-break/></text:span><text:span text:style-name="T44"><text:line-break/></text:span><text:span text:style-name="T44"><text:tab/></text:span><text:span text:style-name="T44"><text:tab/></text:span><text:span text:style-name="T44"> */</text:span><text:span text:style-name="T44"><text:line-break/></text:span><text:span text:style-name="T44"><text:line-break/></text:span><text:span text:style-name="T44"><text:tab/></text:span><text:span text:style-name="T44"><text:tab/></text:span><text:span text:style-name="T50">System.</text:span><text:span text:style-name="T55">out</text:span><text:span text:style-name="T50">.println(</text:span><text:span text:style-name="T45">"------ Property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PropertyInjectionController </text:span><text:span text:style-name="T50">propertyInjectionController = </text:span><text:span text:style-name="T50">(PropertyInjectionController) </text:span><text:span text:style-name="T50">ctx.getBean(</text:span><text:span text:style-name="T45">"propertyInjectionControll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propertyInjectionController.getGre</text:span><text:span text:style-name="T50">eting()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</text:span><text:span text:style-name="T45">"--------- Sett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etterInjectedController </text:span><text:span text:style-name="T50">setterInjectedController = (SetterInjectedController) </text:span><text:span text:style-name="T50">ctx.getBean(</text:span><text:span text:style-name="T45">"setterInjectedControll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setterInjectedController.getGreeti</text:span><text:span text:style-name="T50">ng())</text:span><text:span text:style-name="T43">;</text:span><text:span text:style-name="T43"><text:line-break/>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</text:span><text:span text:style-name="T45">"-------- </text:span><text:span text:style-name="T45">Constructor" 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ConstructorInjectedController </text:span><text:span text:style-name="T50">constructorInjectedController = </text:span><text:span text:style-name="T50">(ConstructorInjectedController) </text:span><text:span text:style-name="T50">ctx.getBean(</text:span><text:span text:style-name="T45">"constructorInjectedController"</text:span><text:span text:style-name="T50">)</text:span><text:span text:style-name="T43">;</text:span><text:span text:style-name="T43"><text:line-break/></text:span><text:span text:style-name="T43"><text:tab/></text:span><text:span text:style-name="T43"><text:tab/></text:span><text:span text:style-name="T50">System.</text:span><text:span text:style-name="T55">out</text:span><text:span text:style-name="T50">.println(constructorInjectedController.getG</text:span><text:span text:style-name="T50">reeting())</text:span><text:span text:style-name="T43">;</text:span><text:span text:style-name="T43"><text:line-break/></text:span><text:span text:style-name="T43"><text:tab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0">Spring Profiles- Lesson 38</text:p>
      <text:p text:style-name="P37"/>
      <text:p text:style-name="P42">It allows one to have beans in your configu<text:span text:style-name="T31">ra</text:span>tion that will take on different characteristics.</text:p>
      <text:p text:style-name="P42"/>
      <text:p text:style-name="P42">Example.</text:p>
      <text:p text:style-name="P42">You could be running H2 database in your development environment</text:p>
      <text:p text:style-name="P42">and MySQL in your production environment.</text:p>
      <text:p text:style-name="P42"/>
      <text:p text:style-name="P42">You are controlling the SQL beans with a specific profile.</text:p>
      <text:p text:style-name="P42">It’s one of the most commonly used features of dependency injection in the Spring Framework.</text:p>
      <text:p text:style-name="P57">Profiles allow you to control your Spring application in different runtime environments.</text:p>
      <text:p text:style-name="P57">It allows your Spring application to behave differently by using Inversion of Control.</text:p>
      <text:p text:style-name="P42"/>
      <text:p text:style-name="P42">Inversion of Control</text:p>
      <text:p text:style-name="P42">• Inversion of Control - aka IoC</text:p>
      <text:p text:style-name="P42">• Is a technique to allow dependencies to be injected at runtime</text:p>
      <text:p text:style-name="P42">• Dependencies are not predetermined</text:p>
      <text:p text:style-name="P42">• Allows the framework to compose the application by controlling which implementation is</text:p>
      <text:p text:style-name="P42">injected</text:p>
      <text:p text:style-name="P42">• Example - H2 in memory data source or MySQL data source</text:p>
      <text:p text:style-name="P42"/>
      <text:p text:style-name="P57"/>
      <text:p text:style-name="P58">Your Spring Application will act acording to the active Profile. (Set in Applications properties File)</text:p>
      <text:p text:style-name="P43"/>
      <text:p text:style-name="P43"/>
      <text:p text:style-name="P44">Application.properties</text:p>
      <text:p text:style-name="P44"/>
      <text:p text:style-name="P44"><text:span text:style-name="T4">spring.profiles.active</text:span><text:span text:style-name="T12">=</text:span><text:span text:style-name="T16">PT</text:span></text:p>
      <text:p text:style-name="P52"/>
      <text:p text:style-name="P52">in the Service classes</text:p>
      <text:p text:style-name="P52"/>
      <text:p text:style-name="P44"><text:span text:style-name="T10">@Profile</text:span><text:span text:style-name="T6">(</text:span><text:span text:style-name="T16">"ES"</text:span><text:span text:style-name="T6">)</text:span><text:line-break/><text:span text:style-name="T10">@Service</text:span><text:span text:style-name="T6">(</text:span><text:span text:style-name="T16">"I18nService"</text:span><text:span text:style-name="T6">)</text:span><text:line-break/><text:span text:style-name="T4">public class </text:span><text:span text:style-name="T6">I18nSpanishGreetingService </text:span><text:span text:style-name="T4">implements </text:span><text:span text:style-name="T6">GreetingService{</text:span></text:p>
      <text:p text:style-name="P52"/>
      <text:p text:style-name="P52"/>
      <text:p text:style-name="P52">in the Controller</text:p>
      <text:p text:style-name="P52"/>
      <text:p text:style-name="P44"><text:span text:style-name="T10">@Controller</text:span><text:line-break/><text:span text:style-name="T4">public class </text:span><text:span text:style-name="T6">I18nController {</text:span><text:line-break/><text:line-break/><text:span text:style-name="T6"> <text:s text:c="3"/></text:span><text:span text:style-name="T4">private final </text:span><text:span text:style-name="T6">GreetingService </text:span><text:span text:style-name="T28">greetingService</text:span><text:span text:style-name="T4">;</text:span><text:line-break/><text:line-break/><text:span text:style-name="T4"> <text:s text:c="3"/>public </text:span><text:span text:style-name="T14">I18nController</text:span><text:span text:style-name="T6">(</text:span><text:span text:style-name="T10">@Qualifier</text:span><text:span text:style-name="T6">(</text:span><text:span text:style-name="T16">"I18nService"</text:span><text:span text:style-name="T6">) GreetingService greetingService) {</text:span><text:line-break/><text:span text:style-name="T6"> <text:s text:c="7"/></text:span><text:span text:style-name="T4">this</text:span><text:span text:style-name="T6">.</text:span><text:span text:style-name="T28">greetingService </text:span><text:span text:style-name="T6">= greetingService</text:span><text:span text:style-name="T4">;</text:span><text:line-break/><text:span text:style-name="T4"> <text:s text:c="3"/></text:span><text:span text:style-name="T6">}</text:span></text:p>
      <text:p text:style-name="P53"/>
      <text:p text:style-name="P54">In the Main method</text:p>
      <text:p text:style-name="P54"/>
      <text:p text:style-name="P45"><text:span text:style-name="T4">public static void </text:span><text:span text:style-name="T14">main</text:span><text:span text:style-name="T6">(String[] args) {</text:span><text:line-break/><text:line-break/><text:span text:style-name="T6"><text:tab/></text:span><text:span text:style-name="T12">//SpringApplication.run(SfgDiApplication.class, args);</text:span><text:line-break/><text:span text:style-name="T12"><text:tab/>// return a context from the application</text:span><text:line-break/><text:span text:style-name="T12"><text:tab/></text:span><text:span text:style-name="T6">ApplicationContext ctx = SpringApplication.</text:span><text:span text:style-name="T8">run</text:span><text:span text:style-name="T6">(SfgDiApplication.</text:span><text:span text:style-name="T4">class, </text:span><text:span text:style-name="T6">args)</text:span><text:span text:style-name="T4">;</text:span><text:line-break/><text:line-break/><text:span text:style-name="T4"><text:tab/></text:span><text:span text:style-name="T6">I18nController i18nController= (I18nController) ctx.getBean(</text:span><text:span text:style-name="T16">"i18nController"</text:span><text:span text:style-name="T6">)</text:span><text:span text:style-name="T4">;</text:span><text:line-break/><text:span text:style-name="T4"><text:tab/></text:span><text:span text:style-name="T6">System.</text:span><text:span text:style-name="T29">out</text:span><text:span text:style-name="T6">.println(i18nController.sayHello())</text:span><text:span text:style-name="T4">;</text:span></text:p>
      <text:p text:style-name="P54"/>
      <text:p text:style-name="P93"/>
      <text:p text:style-name="P45"/>
      <text:p text:style-name="P45"/>
      <text:p text:style-name="P45"/>
      <text:p text:style-name="P54"/>
      <text:p text:style-name="P52"/>
      <text:p text:style-name="P52"/>
      <text:p text:style-name="P44"/>
      <text:p text:style-name="P44"/>
      <text:p text:style-name="P44"/>
      <text:p text:style-name="P44"><draw:frame text:anchor-type="paragraph" draw:z-index="27" draw:name="Shape27" draw:style-name="gr17" draw:text-style-name="P149" svg:width="16.382cm" svg:height="8.395cm" svg:x="-0.183cm" svg:y="0.085cm"><draw:text-box><text:p text:style-name="P147"><text:span text:style-name="T43">package </text:span><text:span text:style-name="T50">guru.springframework.sfgdi.controllers</text:span><text:span text:style-name="T43">;</text:span><text:span text:style-name="T43"><text:line-break/></text:span><text:span text:style-name="T43"><text:line-break/></text:span><text:span text:style-name="T43">import </text:span><text:span text:style-name="T50">guru.springframework.sfgdi.services.GreetingService</text:span><text:span text:style-name="T43">;</text:span><text:span text:style-name="T43"><text:line-break/></text:span><text:span text:style-name="T43">import </text:span><text:span text:style-name="T50">org.springframework.beans.factory.annotation.</text:span><text:span text:style-name="T51">Qualifi</text:span><text:span text:style-name="T51">er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Controller</text:span><text:span text:style-name="T43">;</text:span><text:span text:style-name="T43"><text:line-break/></text:span><text:span text:style-name="T43"><text:line-break/></text:span><text:span text:style-name="T51">@Controller</text:span><text:span text:style-name="T51"><text:line-break/></text:span><text:span text:style-name="T43">public class </text:span><text:span text:style-name="T50">I18nController {</text:span><text:span text:style-name="T50"><text:line-break/></text:span><text:span text:style-name="T50"><text:line-break/></text:span><text:span text:style-name="T50"> <text:s text:c="3"/></text:span><text:span text:style-name="T43">private final </text:span><text:span text:style-name="T50">GreetingService </text:span><text:span text:style-name="T53">greetingService</text:span><text:span text:style-name="T43">;</text:span><text:span text:style-name="T43"><text:line-break/></text:span><text:span text:style-name="T43"><text:line-break/></text:span><text:span text:style-name="T43"> <text:s text:c="3"/>public </text:span><text:span text:style-name="T52">I18nController</text:span><text:span text:style-name="T50">(</text:span><text:span text:style-name="T51">@Qualifier</text:span><text:span text:style-name="T50">(</text:span><text:span text:style-name="T45">"I18nService"</text:span><text:span text:style-name="T50">) </text:span><text:span text:style-name="T50">GreetingService greetingService) {</text:span><text:span text:style-name="T50"><text:line-break/></text:span><text:span text:style-name="T50"> <text:s text:c="7"/></text:span><text:span text:style-name="T43">this</text:span><text:span text:style-name="T50">.</text:span><text:span text:style-name="T53">greetingService </text:span><text:span text:style-name="T50">= greetingService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3">public </text:span><text:span text:style-name="T50">String </text:span><text:span text:style-name="T52">sayHello</text:span><text:span text:style-name="T50">(){</text:span><text:span text:style-name="T50"><text:line-break/></text:span><text:span text:style-name="T50"> <text:s text:c="7"/></text:span><text:span text:style-name="T43">return </text:span><text:span text:style-name="T53">greetingService</text:span><text:span text:style-name="T50">.sayGreeting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text:anchor-type="paragraph" draw:z-index="28" draw:name="Shape28" draw:style-name="gr16" draw:text-style-name="P149" svg:width="18.978cm" svg:height="6.167cm" svg:x="-1.314cm" svg:y="0.305cm"><draw:text-box><text:p text:style-name="P147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context.annotation.</text:span><text:span text:style-name="T51">Profile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51">@Profile</text:span><text:span text:style-name="T50">(</text:span><text:span text:style-name="T45">"EN"</text:span><text:span text:style-name="T50">)</text:span><text:span text:style-name="T50"><text:line-break/></text:span><text:span text:style-name="T51">@Service</text:span><text:span text:style-name="T50">(</text:span><text:span text:style-name="T45">"I18nService"</text:span><text:span text:style-name="T50">)</text:span><text:span text:style-name="T50"><text:line-break/></text:span><text:span text:style-name="T43">public class </text:span><text:span text:style-name="T50">I18NEnglish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text:p text:style-name="P147"><text:span text:style-name="T50"/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text:anchor-type="paragraph" draw:z-index="29" draw:name="Shape29" draw:style-name="gr15" draw:text-style-name="P149" svg:width="16.982cm" svg:height="6.014cm" svg:x="-0.808cm" svg:y="2.909cm"><draw:text-box><text:p text:style-name="P147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context.annotation.</text:span><text:span text:style-name="T51">Profile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51">@Profile</text:span><text:span text:style-name="T50">(</text:span><text:span text:style-name="T45">"PT"</text:span><text:span text:style-name="T50">)</text:span><text:span text:style-name="T50"><text:line-break/></text:span><text:span text:style-name="T51">@Service</text:span><text:span text:style-name="T50">(</text:span><text:span text:style-name="T45">"I18nService"</text:span><text:span text:style-name="T50">)</text:span><text:span text:style-name="T50"><text:line-break/></text:span><text:span text:style-name="T43">public class </text:span><text:span text:style-name="T50">I18nPortuguese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Olá Mundo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9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text:anchor-type="paragraph" draw:z-index="30" draw:name="Shape30" draw:style-name="gr14" draw:text-style-name="P149" svg:width="17.439cm" svg:height="5.756cm" svg:x="-1.362cm" svg:y="0.016cm"><draw:text-box><text:p text:style-name="P147"><text:span text:style-name="T43">package </text:span><text:span text:style-name="T50">guru.springframework.sfgdi.services</text:span><text:span text:style-name="T43">;</text:span><text:span text:style-name="T43"><text:line-break/></text:span><text:span text:style-name="T43"><text:line-break/></text:span><text:span text:style-name="T43">import </text:span><text:span text:style-name="T50">org.springframework.context.annotation.</text:span><text:span text:style-name="T51">Profile</text:span><text:span text:style-name="T43">;</text:span><text:span text:style-name="T43"><text:line-break/></text:span><text:span text:style-name="T43">import </text:span><text:span text:style-name="T50">org.springframework.stereotype.</text:span><text:span text:style-name="T51">Service</text:span><text:span text:style-name="T43">;</text:span><text:span text:style-name="T43"><text:line-break/></text:span><text:span text:style-name="T43"><text:line-break/></text:span><text:span text:style-name="T51">@Profile</text:span><text:span text:style-name="T50">(</text:span><text:span text:style-name="T45">"ES"</text:span><text:span text:style-name="T50">)</text:span><text:span text:style-name="T50"><text:line-break/></text:span><text:span text:style-name="T51">@Service</text:span><text:span text:style-name="T50">(</text:span><text:span text:style-name="T45">"I18nService"</text:span><text:span text:style-name="T50">)</text:span><text:span text:style-name="T50"><text:line-break/></text:span><text:span text:style-name="T43">public class </text:span><text:span text:style-name="T50">I18nSpanish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ola Mundo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>You can set a default Profile, só that if its not specified</text:p>
      <text:p text:style-name="P40">in the applications property , then that one will be used</text:p>
      <text:p text:style-name="P40"/>
      <text:p text:style-name="P40"/>
      <text:p text:style-name="P46">below I set the Portuguese Service class as default</text:p>
      <text:p text:style-name="P46"/>
      <text:p text:style-name="P46"><text:span text:style-name="T10">@Profile</text:span><text:span text:style-name="T6">({</text:span><text:span text:style-name="T16">"PT"</text:span><text:span text:style-name="T4">,</text:span><text:span text:style-name="T16">"default"</text:span><text:span text:style-name="T6">})</text:span><text:line-break/><text:span text:style-name="T10">@Service</text:span><text:span text:style-name="T6">(</text:span><text:span text:style-name="T16">"I18nService"</text:span><text:span text:style-name="T6">)</text:span><text:line-break/><text:span text:style-name="T4">public class </text:span><text:span text:style-name="T6">I18nPortugueseGreetingService </text:span><text:span text:style-name="T4">implements </text:span><text:span text:style-name="T6">GreetingService{</text:span></text:p>
      <text:p text:style-name="P46"/>
      <text:p text:style-name="P46"/>
      <text:p text:style-name="P47">And I commement out the properties entry</text:p>
      <text:p text:style-name="P47"/>
      <text:p text:style-name="P55">#spring.profiles.active=EN</text:p>
      <text:p text:style-name="P47"/>
      <text:p text:style-name="P47"/>
      <text:p text:style-name="P47">outpts</text:p>
      <text:p text:style-name="P47"/>
      <text:p text:style-name="P47">Olá Mundo</text:p>
      <text:p text:style-name="P47">------ Primary Bean</text:p>
      <text:p text:style-name="P47">Hello world from Primary Bean</text:p>
      <text:p text:style-name="P47">…</text:p>
      <text:p text:style-name="P47"/>
      <text:p text:style-name="P47"/>
      <text:p text:style-name="P92">Assignment 4 -Dependency injection</text:p>
      <text:p text:style-name="P48"/>
      <text:p text:style-name="P48">I made a mess of the working directory by pulling in the assignment instead of fetching and checking out.</text:p>
      <text:p text:style-name="P48"/>
      <text:p text:style-name="P48">So I re-did it by </text:p>
      <text:p text:style-name="P48"/>
      <text:p text:style-name="P48">Resetting to prev ious commit</text:p>
      <text:p text:style-name="P48">deleteing the branch</text:p>
      <text:p text:style-name="P48">and now using the fect command instead</text:p>
      <text:p text:style-name="P48"/>
      <text:p text:style-name="P48">&gt; git log –oneline</text:p>
      <text:p text:style-name="P48">&gt;git reset --hard d43e825 → to my previous work</text:p>
      <text:p text:style-name="P48">&gt;git switch default-profile → moved to previous branch and checked that all worked</text:p>
      <text:p text:style-name="P48">&gt; git branch -d di-assignment → deleted the assignment branch</text:p>
      <text:p text:style-name="P48"/>
      <text:p text:style-name="P49">Now I started over</text:p>
      <text:p text:style-name="P49">===============</text:p>
      <text:p text:style-name="P49"/>
      <text:p text:style-name="P49"/>
      <text:p text:style-name="P50">&gt;git chechout upstream/di.assignment</text:p>
      <text:p text:style-name="P50"/>
      <text:p text:style-name="P50">*****</text:p>
      <text:p text:style-name="P50">You are in 'detached HEAD' state. You can look around, make experimental</text:p>
      <text:p text:style-name="P50">changes and commit them, and you can discard any commits you make in this</text:p>
      <text:p text:style-name="P50">state without impacting any branches by switching back to a branch.</text:p>
      <text:p text:style-name="P50"/>
      <text:p text:style-name="P50">If you want to create a new branch to retain commits you create, you may</text:p>
      <text:p text:style-name="P50">do so (now or later) by using -c with the switch command. Example:</text:p>
      <text:p text:style-name="P50"/>
      <text:p text:style-name="P50"><text:s text:c="2"/>git switch -c &lt;new-branch-name&gt;</text:p>
      <text:p text:style-name="P50"/>
      <text:p text:style-name="P50">Or undo this operation with:</text:p>
      <text:p text:style-name="P50"/>
      <text:p text:style-name="P50"><text:s text:c="2"/>git switch -</text:p>
      <text:p text:style-name="P50"/>
      <text:p text:style-name="P49">****</text:p>
      <text:p text:style-name="P49"/>
      <text:p text:style-name="P50">Fix project create new local branch and add and commit and push branch to my repro</text:p>
      <text:p text:style-name="P50"/>
      <text:p text:style-name="P51">&gt; git fetch upstream di-assignment</text:p>
      <text:p text:style-name="P51">&gt;git branch -r</text:p>
      <text:p text:style-name="P51">…</text:p>
      <text:p text:style-name="P51">origin/spring-di</text:p>
      <text:p text:style-name="P51"><text:s text:c="2"/>origin/using-qualifiers</text:p>
      <text:p text:style-name="P51"><text:s text:c="2"/>upstream/di-assignment</text:p>
      <text:p text:style-name="P51"/>
      <text:p text:style-name="P51">&gt; it checkout upstream/di-assignment</text:p>
      <text:p text:style-name="P51"/>
      <text:p text:style-name="P51">Now I worked on and fixed the project</text:p>
      <text:p text:style-name="P51"/>
      <text:p text:style-name="P51">PS I dont merge as I don’t want to to change my other files / branches</text:p>
      <text:p text:style-name="P51"/>
      <text:p text:style-name="P51">&gt; git switch -c di-assignment</text:p>
      <text:p text:style-name="P51"/>
      <text:p text:style-name="P51">&gt; git add .</text:p>
      <text:p text:style-name="P51"/>
      <text:p text:style-name="P51">&gt;git status</text:p>
      <text:p text:style-name="P51"/>
      <text:p text:style-name="P51">***********</text:p>
      <text:p text:style-name="P51">On branch di-assignment</text:p>
      <text:p text:style-name="P51">Changes to be committed:</text:p>
      <text:p text:style-name="P51"><text:s text:c="2"/>(use "git restore --staged &lt;file&gt;..." to unstage)</text:p>
      <text:p text:style-name="P51"><text:s text:c="8"/>new file: <text:s text:c="2"/>.~lock.WhatIDid.odt#</text:p>
      <text:p text:style-name="P51"><text:s text:c="8"/>new file: <text:s text:c="2"/>WhatIDid.odt</text:p>
      <text:p text:style-name="P51"><text:s text:c="8"/>modified: <text:s text:c="2"/>pom.xml</text:p>
      <text:p text:style-name="P51"><text:s text:c="8"/>modified: <text:s text:c="2"/>src/main/java/guru/springframework/sfgdi/controllers/PetController.java</text:p>
      <text:p text:style-name="P51"><text:s text:c="8"/>modified: <text:s text:c="2"/>src/main/java/guru/springframework/sfgdi/services/CatPetService.java</text:p>
      <text:p text:style-name="P51"><text:s text:c="8"/>modified: <text:s text:c="2"/>src/main/java/guru/springframework/sfgdi/services/DogPetService.java</text:p>
      <text:p text:style-name="P51"><text:s text:c="8"/>modified: <text:s text:c="2"/>src/main/resources/application.properties</text:p>
      <text:p text:style-name="P51"><text:soft-page-break/>&gt; git push origin di-assignment</text:p>
      <text:p text:style-name="P51"/>
      <text:p text:style-name="P51"/>
      <text:p text:style-name="P50"/>
      <text:p text:style-name="P50"/>
      <text:p text:style-name="P50"/>
      <text:p text:style-name="P50"/>
      <text:p text:style-name="P49"/>
      <text:p text:style-name="P48"/>
      <text:p text:style-name="P48"/>
      <text:h text:style-name="P112" text:outline-level="1">Section 5 Spring Fram<text:span text:style-name="T38">e</text:span>work Configuration</text:h>
      <text:p text:style-name="P98"/>
      <text:p text:style-name="P104"/>
      <text:p text:style-name="P99">Lesson 72 Component Scan</text:p>
      <text:p text:style-name="P99"/>
      <text:p text:style-name="P105">• Annotation Based Configuration - Annotations introduced in Java 5</text:p>
      <text:p text:style-name="P105">• Introduced in Spring Framework 3</text:p>
      <text:p text:style-name="P105">• Spring beans found via ‘Component Scans’</text:p>
      <text:p text:style-name="P105">• A scan of packages for annotated components</text:p>
      <text:p text:style-name="P105">• Spring Beans are found via class level annotations</text:p>
      <text:p text:style-name="P105">• @Controller, @Service, @Component, @Repository</text:p>
      <text:p text:style-name="P105"/>
      <text:p text:style-name="P100">see <text:a xlink:type="simple" xlink:href="../../../../Section5_SpringFrameworkConfiguratoion/SpringConfigOptionsV2.pdf" text:style-name="Internet_20_link" text:visited-style-name="Visited_20_Internet_20_Link">notes</text:a></text:p>
      <text:p text:style-name="P100"/>
      <text:p text:style-name="P100"/>
      <text:p text:style-name="P101">At times you may need to use a ja<text:span text:style-name="T37">r</text:span> etc that is not under the directory structure of your main method class. Such as you need to import another jar file etc</text:p>
      <text:p text:style-name="P98"><text:span text:style-name="T25">In such a case one uses the </text:span><text:span text:style-name="T35">@ComponentScan(basePackages = {"</text:span><text:span text:style-name="T36">current package</text:span><text:span text:style-name="T35">", "</text:span><text:span text:style-name="T36">other package</text:span><text:span text:style-name="T35">", “</text:span><text:span text:style-name="T36">other package</text:span><text:span text:style-name="T35">})</text:span></text:p>
      <text:p text:style-name="P102"/>
      <text:p text:style-name="P103">As an example I’ll create a new branchfrom di-assignment (note defferes from John’s as my Pet classes are not in my ‘life-cyle-demo’ asd I checked out the previous work on assignement só it did not merge.</text:p>
      <text:p text:style-name="P103">Now I move the Pet service to a new packeage and refacctor it.</text:p>
      <text:p text:style-name="P65">com.springframework.pets</text:p>
      <text:p text:style-name="P64"><text:span text:style-name="T32"><text:tab/></text:span><text:span text:style-name="T33">PetService.java</text:span></text:p>
      <text:p text:style-name="P64"><text:span text:style-name="T32"><text:tab/></text:span><text:span text:style-name="T33">CatPetService.java</text:span></text:p>
      <text:p text:style-name="P66"><text:tab/>DogPetServive.java</text:p>
      <text:p text:style-name="P66"/>
      <text:p text:style-name="P66"><text:s text:c="23"/></text:p>
      <text:p text:style-name="P66"/>
      <text:p text:style-name="P69"/>
      <text:p text:style-name="P69"><draw:frame draw:style-name="fr3" draw:name="Frame1" text:anchor-type="char" svg:x="0.704cm" svg:y="0.102cm" svg:width="8.89cm" draw:z-index="31"><draw:text-box fo:min-height="8.89cm"><text:p text:style-name="Figure"><draw:frame draw:style-name="fr4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8"/>
      <text:p text:style-name="P18"/>
      <text:p text:style-name="P18"/>
      <text:p text:style-name="P19">As you will note that there are two packages</text:p>
      <text:p text:style-name="P19"/>
      <text:p text:style-name="P61"><text:span text:style-name="T32">com.springframework.pets <text:s/></text:span><text:span text:style-name="T35">(main apllication starts here)</text:span></text:p>
      <text:p text:style-name="P71">com.springframework.pets</text:p>
      <text:p text:style-name="P62"/>
      <text:p text:style-name="P62"/>
      <text:p text:style-name="P62">By default Spring framework scans all packages and sub-packages that are uner the application main method class and load the Spring Beans into the Spring Framework context.</text:p>
      <text:p text:style-name="P62"/>
      <text:p text:style-name="P70">As a result when I try and run the app I get the following error.</text:p>
      <text:p text:style-name="P19"><text:s text:c="152"/></text:p>
      <text:p text:style-name="P19"/>
      <text:p text:style-name="P19"><text:s/></text:p>
      <text:p text:style-name="P19"/>
      <text:p text:style-name="P19"/>
      <text:p text:style-name="P19"><draw:frame draw:style-name="fr1" draw:name="Frame2" text:anchor-type="char" svg:width="17cm" draw:z-index="33"><draw:text-box fo:min-height="5.009cm"><text:p text:style-name="Figure"><draw:frame draw:style-name="fr4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19"/>
      <text:p text:style-name="P19">Now I need to tell Spring-Boot where the packages are that it need to scan for.</text:p>
      <text:p text:style-name="P19">This is done in the Main methods application using <text:span text:style-name="T35">@ComponentScan(basePackages = {"</text:span><text:span text:style-name="T36">current package</text:span><text:span text:style-name="T35">", "</text:span><text:span text:style-name="T36">other package</text:span><text:span text:style-name="T35">", “</text:span><text:span text:style-name="T36">other package</text:span><text:span text:style-name="T35">})</text:span></text:p>
      <text:p text:style-name="P22"/>
      <text:p text:style-name="P22"><text:s text:c="16"/></text:p>
      <text:p text:style-name="P22"><draw:frame draw:style-name="fr2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13" draw:text-style-name="P150" svg:width="13.567cm" svg:height="5.345cm" svg:x="0.242cm" svg:y="0cm"><draw:text-box><text:p text:style-name="P147"><text:span text:style-name="T46">@ComponentScan(basePackages = </text:span><text:span text:style-name="T46">{"guru.springframework.sfgdi", </text:span><text:span text:style-name="T46">"com.springframework.pets"})</text:span><text:span text:style-name="T46"><text:line-break/></text:span><text:span text:style-name="T46">@SpringBootApplication</text:span><text:span text:style-name="T46"><text:line-break/></text:span><text:span text:style-name="T46">public class SfgDiApplication {</text:span></text:p><text:p text:style-name="P147"><text:span text:style-name="T46"/></text:p><text:p text:style-name="P147"><text:span text:style-name="T46"/></text:p><text:p text:style-name="P147"><text:span text:style-name="T46">public static void main(String[] args) {</text:span></text:p><text:p text:style-name="P147"><text:span text:style-name="T46"/></text:p><text:p text:style-name="P147"><text:span text:style-name="T46">}</text:span></text:p><text:p text:style-name="P147"><text:span text:style-name="T46"/></text:p><text:p text:style-name="P147"><text:span text:style-name="T46">}</text:span><text:span text:style-name="T46"><text:line-break/></text:span><text:span text:style-name="T46"/></text:p><text:p text:style-name="P147"><text:span text:style-name="T46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</text:p>
      <text:p text:style-name="P24">Now when I run all is ok</text:p>
      <text:p text:style-name="P23"><draw:frame draw:style-name="fr3" draw:name="Frame4" text:anchor-type="char" svg:x="0.229cm" svg:y="0.21cm" svg:width="6.652cm" draw:z-index="37"><draw:text-box fo:min-height="7.708cm"><text:p text:style-name="Figure"><draw:frame draw:style-name="fr4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6">Now, one criticism of that approach is, to do that component scan, Spring on startup is doing reflection</text:p>
      <text:p text:style-name="P109">and going through the classes utilizing Java reflection utils to inspect the classes.</text:p>
      <text:p text:style-name="P110">Now, traditionally, reflections got a bad rep of being very slow.</text:p>
      <text:p text:style-name="P109">Here we only have a few classes, not a bad performance impact at all.</text:p>
      <text:p text:style-name="P109">And I also want to iterate that that performance impact only happens on application startup.</text:p>
      <text:p text:style-name="P109">Now, if you had hundreds or thousands of Spring components, hopefully not thousands, that that seems</text:p>
      <text:p text:style-name="P109">like an application ripe for refactoring to me.</text:p>
      <text:p text:style-name="P108"><text:span text:style-name="T39">But larger applications</text:span>.</text:p>
      <text:p text:style-name="P22"/>
      <text:p text:style-name="P94">Lesson 73 Java Configuration Example</text:p>
      <text:p text:style-name="P72"/>
      <text:p text:style-name="P73">• Java Based Configuration</text:p>
      <text:p text:style-name="P73">• Introduced in Spring Framework 3.0</text:p>
      <text:p text:style-name="P73">• Uses Java classes to define Spring Beans</text:p>
      <text:p text:style-name="P73">• Configuration classes are defined with @Configuration annotation</text:p>
      <text:p text:style-name="P73">• Methods returning Spring Beans declared with @Bean annotation</text:p>
      <text:p text:style-name="P72"/>
      <text:p text:style-name="P72"/>
      <text:p text:style-name="P72"/>
      <text:p text:style-name="P107">What we're going to do is refactor from using the Spring stereotype annotations, which depended on</text:p>
      <text:p text:style-name="P111">that component scan to a Java based configuration.</text:p>
      <text:p text:style-name="P111">So that's why I'm going to do is refactor a few of these to use Java configuration rather than the component</text:p>
      <text:p text:style-name="P111">scan and reflection on startup</text:p>
      <text:p text:style-name="P67"/>
      <text:p text:style-name="P67"/>
      <text:list xml:id="list2924166466" text:style-name="L7">
        <text:list-item>
          <text:p text:style-name="P127">Remove @Service anottaions from our services classes</text:p>
        </text:list-item>
      </text:list>
      <text:p text:style-name="P68"/>
      <text:p text:style-name="P68"><draw:frame draw:style-name="fr2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12" draw:text-style-name="P146" svg:width="10.835cm" svg:height="3.825cm" svg:x="0cm" svg:y="0cm"><draw:text-box><text:p text:style-name="P147"><text:span text:style-name="T43">public class </text:span><text:span text:style-name="T50">ConstructorGreetingService </text:span><text:span text:style-name="T43">implements </text:span><text:span text:style-name="T50">GreetingService 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- Constructor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2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11" draw:text-style-name="P149" svg:width="11.466cm" svg:height="3.513cm" svg:x="0cm" svg:y="0cm"><draw:text-box><text:p text:style-name="P147"><text:span text:style-name="T43">public class </text:span><text:span text:style-name="T50">PropertyInjectedGreetingService </text:span><text:span text:style-name="T43">implements </text:span><text:span text:style-name="T50">GreetingService 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- Property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2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10" draw:text-style-name="P149" svg:width="11.598cm" svg:height="3.264cm" svg:x="0cm" svg:y="0cm"><draw:text-box><text:p text:style-name="P147"><text:span text:style-name="T43">public class </text:span><text:span text:style-name="T50">SetterInjectedGreetingService </text:span><text:span text:style-name="T43">implements </text:span><text:span text:style-name="T50">GreetingService{</text:span><text:span text:style-name="T50"><text:line-break/></text:span><text:span text:style-name="T50"> <text:s text:c="3"/></text:span><text:span text:style-name="T51">@Override</text:span><text:span text:style-name="T51"><text:line-break/></text:span><text:span text:style-name="T51"> <text:s text:c="3"/></text:span><text:span text:style-name="T43">public </text:span><text:span text:style-name="T50">String </text:span><text:span text:style-name="T52">sayGreeting</text:span><text:span text:style-name="T50">() {</text:span><text:span text:style-name="T50"><text:line-break/></text:span><text:span text:style-name="T50"> <text:s text:c="7"/></text:span><text:span text:style-name="T43">return </text:span><text:span text:style-name="T45">"Hello World - Setter"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68"><text:s/><text:lin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list xml:id="list792077408" text:style-name="L8">
        <text:list-item>
          <text:p text:style-name="P129">Add the Java Based Cofiguration Class</text:p>
          <text:list>
            <text:list-item>
              <text:p text:style-name="P128">here I create a new package to put the Jva cofiguration file(s) in one place</text:p>
            </text:list-item>
          </text:list>
        </text:list-item>
      </text:list>
      <text:p text:style-name="P81"><text:span text:style-name="T42"><text:tab/><text:tab/></text:span><text:span text:style-name="T7">guru.springframework.sfgdi.config</text:span></text:p>
      <text:p text:style-name="P74"/>
      <text:p text:style-name="P74"/>
      <text:p text:style-name="P74"><draw:frame draw:style-name="fr2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9" draw:text-style-name="P146" svg:width="13.346cm" svg:height="7.393cm" svg:x="0cm" svg:y="0cm"><draw:text-box><text:p text:style-name="P147"><text:span text:style-name="T43">public class </text:span><text:span text:style-name="T50">GreeingServiceConfig {</text:span><text:span text:style-name="T50"><text:line-break/></text:span><text:span text:style-name="T50"><text:line-break/></text:span><text:span text:style-name="T50"> <text:s text:c="3"/></text:span><text:span text:style-name="T51">@Bean</text:span><text:span text:style-name="T51"><text:line-break/></text:span><text:span text:style-name="T51"> <text:s text:c="3"/></text:span><text:span text:style-name="T50">ConstructorGreetingService </text:span><text:span text:style-name="T52">constructorGreetingService</text:span><text:span text:style-name="T50">(){</text:span><text:span text:style-name="T50"><text:line-break/></text:span><text:span text:style-name="T50"> <text:s text:c="7"/></text:span><text:span text:style-name="T43">return new </text:span><text:span text:style-name="T50">ConstructorGreetingService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1">@Bean</text:span><text:span text:style-name="T51"><text:line-break/></text:span><text:span text:style-name="T51"> <text:s text:c="3"/></text:span><text:span text:style-name="T50">PropertyInjectedGreetingService </text:span><text:span text:style-name="T52">propertyInjectedGreetingService</text:span><text:span text:style-name="T50">(){</text:span><text:span text:style-name="T50"><text:line-break/></text:span><text:span text:style-name="T50"> <text:s text:c="7"/></text:span><text:span text:style-name="T43">return new </text:span><text:span text:style-name="T50">PropertyInjectedGreetingService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1">@Bean</text:span><text:span text:style-name="T51"><text:line-break/></text:span><text:span text:style-name="T51"> <text:s text:c="3"/></text:span><text:span text:style-name="T50">SetterInjectedGreetingService </text:span><text:span text:style-name="T52">setterInjectedGreetingService</text:span><text:span text:style-name="T50">(){</text:span><text:span text:style-name="T50"><text:line-break/></text:span><text:span text:style-name="T50"> <text:s text:c="7"/></text:span><text:span text:style-name="T43">return new </text:span><text:span text:style-name="T50">SetterInjectedGreetingService()</text:span><text:span text:style-name="T43">;</text:span><text:span text:style-name="T43"><text:line-break/></text:span><text:span text:style-name="T43"> <text:s text:c="3"/></text:span><text:span text:style-name="T50">}</text:span><text:span text:style-name="T50"><text:line-break/></text:span><text:span text:style-name="T50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 text:c="2"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96">Lesson 74 – Primary Bean Profiles</text:p>
      <text:p text:style-name="P75"/>
      <text:p text:style-name="P82"><text:a xlink:type="simple" xlink:href="https://github.com/roloje777/sfg-di/tree/primary-profile" text:style-name="Internet_20_link" text:visited-style-name="Visited_20_Internet_20_Link">branch primary-profile</text:a></text:p>
      <text:p text:style-name="P75"/>
      <text:p text:style-name="P76">Here we are going to change the Componant scan based ”Profiles” na “Primary “ bean of the “language services” to Java Based profiles.</text:p>
      <text:p text:style-name="P76"/>
      <text:list xml:id="list1489117767" text:style-name="L9">
        <text:list-item>
          <text:p text:style-name="P131">Changing the Primary Bean service</text:p>
          <text:list>
            <text:list-item>
              <text:p text:style-name="P131">remove the lines in red</text:p>
            </text:list-item>
          </text:list>
        </text:list-item>
      </text:list>
      <text:p text:style-name="P76"><draw:frame draw:style-name="fr2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8" draw:text-style-name="P146" svg:width="9.967cm" svg:height="5.845cm" svg:x="0cm" svg:y="0.337cm"><draw:text-box><text:p>package guru.springframework.sfgdi.services;</text:p><text:p/><text:p><text:span text:style-name="T49">import </text:span><text:span text:style-name="T49">org.springframework.context.annotation.Primary;</text:span></text:p><text:p><text:span text:style-name="T49">import org.springframework.stereotype.Service;</text:span></text:p><text:p/><text:p>/**</text:p><text:p><text:s/>* Created by jt on 12/27/19.</text:p><text:p><text:s/>*/</text:p><text:p><text:span text:style-name="T49"/></text:p><text:p><text:span text:style-name="T49"><text:s/></text:span><text:span text:style-name="T49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list xml:id="list55700464059920" text:continue-numbering="true" text:style-name="L9">
        <text:list-item>
          <text:list>
            <text:list-item>
              <text:p text:style-name="P132">Add the following to the Java based config file</text:p>
              <text:p text:style-name="P136">in blue text</text:p>
            </text:list-item>
          </text:list>
        </text:list-item>
      </text:list>
      <text:p text:style-name="P77"><draw:frame draw:style-name="fr2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7" draw:text-style-name="P146" svg:width="8.437cm" svg:height="4.871cm" svg:x="0cm" svg:y="0cm"><draw:text-box><text:p>public class GreetingServiceConfig {</text:p><text:p/><text:p>..</text:p><text:p><text:s/><text:span text:style-name="T48">@Primary</text:span></text:p><text:p><text:span text:style-name="T48"><text:s/></text:span><text:span text:style-name="T48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77"><text:s text:c="10"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xml:id="list1907909658" text:style-name="L10">
        <text:list-item>
          <text:p text:style-name="P142">Changing the “Profile” bean service</text:p>
          <text:list>
            <text:list-item>
              <text:p text:style-name="P138">delete lines in the red</text:p>
            </text:list-item>
          </text:list>
        </text:list-item>
      </text:list>
      <text:p text:style-name="P63"/>
      <text:p text:style-name="P63"><draw:frame draw:style-name="fr2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6" draw:text-style-name="P146" svg:width="11.274cm" svg:height="7.57cm" svg:x="0cm" svg:y="0cm"><draw:text-box><text:p>package guru.springframework.sfgdi.services;</text:p><text:p/><text:p><text:span text:style-name="T49">import org.springframework.context.annotation.Profile;</text:span></text:p><text:p><text:span text:style-name="T49">import org.springframework.stereotype.Service;</text:span></text:p><text:p/><text:p>/**</text:p><text:p><text:s/>* Created by jt on 12/27/19.</text:p><text:p><text:s/>*/</text:p><text:p><text:span text:style-name="T49">@Profile("EN")</text:span></text:p><text:p><text:span text:style-name="T49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2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5" draw:text-style-name="P146" svg:width="11.45cm" svg:height="7.305cm" svg:x="0cm" svg:y="0cm"><draw:text-box><text:p>package guru.springframework.sfgdi.services;</text:p><text:p/><text:p><text:span text:style-name="T49">import org.springframework.context.annotation.Profile;</text:span></text:p><text:p><text:span text:style-name="T49">import org.springframework.stereotype.Service;</text:span></text:p><text:p/><text:p>/**</text:p><text:p><text:s/>* Created by jt on 12/27/19.</text:p><text:p><text:s/>*/</text:p><text:p><text:span text:style-name="T49">@Profile({"ES", "default"})</text:span></text:p><text:p><text:span text:style-name="T49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97"/>
      <text:list xml:id="list2081127151" text:style-name="L11">
        <text:list-item>
          <text:p text:style-name="P133">Add profiles to java based configuration file</text:p>
          <text:list>
            <text:list-item>
              <text:p text:style-name="P137">line in blue text</text:p>
              <text:p text:style-name="P139"><text:span text:style-name="T41">note the name in the “EN” profile is </text:span><text:span text:style-name="T34"><text:s/></text:span><text:span text:style-name="T40">i18nService</text:span></text:p>
              <text:p text:style-name="P137">só its the default name when the spring contect look its up, but</text:p>
            </text:list-item>
            <text:list-item>
              <text:p text:style-name="P137">as java dos not allow to methods with same “method signatures the “ES” profile</text:p>
            </text:list-item>
            <text:list-item>
              <text:p text:style-name="P139"><text:span text:style-name="T41">method name is changed and @Bean given the name </text:span><text:span text:style-name="T34"><text:s/></text:span><text:span text:style-name="T40">@Bean("i18nService")</text:span></text:p>
            </text:list-item>
            <text:list-item>
              <text:p text:style-name="P137"/>
              <text:p text:style-name="P137"/>
            </text:list-item>
          </text:list>
        </text:list-item>
      </text:list>
      <text:p text:style-name="P78"/>
      <text:p text:style-name="P78"><draw:frame draw:style-name="fr2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4" draw:text-style-name="P146" svg:width="12.759cm" svg:height="7.792cm" svg:x="0.102cm" svg:y="-0.072cm"><draw:text-box><text:p>@Configuration</text:p><text:p>public class GreetingServiceConfig {</text:p><text:p/><text:p>..</text:p><text:p><text:s/><text:span text:style-name="T48">@Profile({"ES", "default"})</text:span></text:p><text:p><text:span text:style-name="T48"><text:s text:c="4"/></text:span><text:span text:style-name="T48">@Bean("i18nService")</text:span></text:p><text:p><text:span text:style-name="T48"><text:s text:c="4"/></text:span><text:span text:style-name="T48">I18NSpanishService i18NSpanishService(){</text:span></text:p><text:p><text:span text:style-name="T48"><text:s text:c="8"/></text:span><text:span text:style-name="T48">return new I18NSpanishService();</text:span></text:p><text:p><text:span text:style-name="T48"><text:s text:c="4"/></text:span><text:span text:style-name="T48">}</text:span></text:p><text:p><text:span text:style-name="T48"/></text:p><text:p><text:span text:style-name="T48"><text:s text:c="4"/></text:span><text:span text:style-name="T48">@Profile("EN")</text:span></text:p><text:p><text:span text:style-name="T48"><text:s text:c="4"/></text:span><text:span text:style-name="T48">@Bean</text:span></text:p><text:p><text:span text:style-name="T48"><text:s text:c="4"/></text:span><text:span text:style-name="T48">I18nEnglishGreetingService i18nService(){</text:span></text:p><text:p><text:span text:style-name="T48"><text:s text:c="8"/></text:span><text:span text:style-name="T48">return new I18nEnglishGreetingService();</text:span></text:p><text:p><text:span text:style-name="T48"><text:s text:c="4"/></text:span><text:span text:style-name="T48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0"><draw:frame draw:style-name="fr2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3" draw:text-style-name="P148" svg:width="9.79cm" svg:height="5.174cm" svg:x="0cm" svg:y="0cm"><draw:text-box><text:p text:style-name="P147"><text:span text:style-name="T46">I18nController i18nController = (I18nController) </text:span><text:span text:style-name="T46">ctx.getBean("i18nController");</text:span><text:span text:style-name="T46"><text:line-break/></text:span><text:span text:style-name="T46">System.</text:span><text:span text:style-name="T47">out</text:span><text:span text:style-name="T46">.println(i18nController.sayHello());</text:span><text:span text:style-name="T46"><text:line-break/></text:span><text:span text:style-name="T46"><text:line-break/></text:span><text:span text:style-name="T46">MyController myController = (MyController) </text:span><text:span text:style-name="T46">ctx.getBean("myController");</text:span><text:span text:style-name="T46"><text:line-break/></text:span><text:span text:style-name="T46"><text:line-break/></text:span><text:span text:style-name="T46">System.</text:span><text:span text:style-name="T47">out</text:span><text:span text:style-name="T46">.println("------- Primary Bean");</text:span><text:span text:style-name="T46"><text:line-break/></text:span><text:span text:style-name="T46">System.</text:span><text:span text:style-name="T47">out</text:span><text:span text:style-name="T46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9"/>
      <text:p text:style-name="P79"><text:s text:c="2"/></text:p>
      <text:p text:style-name="P79"/>
      <text:p text:style-name="P79"><draw:frame draw:style-name="fr2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2" draw:text-style-name="P146" svg:width="9.101cm" svg:height="2.015cm" svg:x="0cm" svg:y="0cm"><draw:text-box><text:p text:style-name="P147"><text:span text:style-name="T43">spring.profiles.active</text:span><text:span text:style-name="T44">=</text:span><text:span text:style-name="T45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5"/>
      <text:p text:style-name="P79"><text:s text:c="2"/></text:p>
      <text:p text:style-name="P79"/>
      <text:p text:style-name="P79"><draw:frame draw:style-name="fr2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1" draw:text-style-name="P146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draw:frame draw:style-name="fr1" draw:name="Frame17" text:anchor-type="char" svg:width="17cm" draw:z-index="63"><draw:text-box fo:min-height="7.149cm"><text:p text:style-name="Figure"><draw:frame draw:style-name="fr4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79"/>
      <text:p text:style-name="P79"/>
      <text:p text:style-name="P79"/>
      <text:p text:style-name="P79"/>
      <text:p text:style-name="P143">Lesson 75 Dependency Injection in Java Configuration</text:p>
      <text:p text:style-name="P130"/>
      <text:p text:style-name="P140">Linking te Returned service from a Repository</text:p>
      <text:p text:style-name="P140"/>
      <text:p text:style-name="P140"/>
      <text:p text:style-name="P144">OK, what I want to demonstrate to you is how we can use Dependency Injection within our Java configuration,</text:p>
      <text:p text:style-name="P145">so very common thing to do.</text:p>
      <text:p text:style-name="P145">But to do that, to come up with an example, I want to do a little refactoring.</text:p>
      <text:p text:style-name="P145">So here we have our EnglishGreetingService.</text:p>
      <text:p text:style-name="P145">Let's say, rather than returning a string from this method, we actually wanted to return it from a</text:p>
      <text:p text:style-name="P145">database.</text:p>
      <text:p text:style-name="P145">So I'm using a hypothetical situation here, purely hypothetical.</text:p>
      <text:p text:style-name="P145">We're going to say that we want to store that into a database.</text:p>
      <text:p text:style-name="P145">Now, a common pattern that we use with the Spring Framework is to use repositories, and we've already</text:p>
      <text:p text:style-name="P145">demonstrated that previously in the course.</text:p>
      <text:p text:style-name="P145">So I'm going to make a mock repository for the EnglishGreetingService.</text:p>
      <text:p text:style-name="P140"/>
      <text:p text:style-name="P1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2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2T05:56:59.722059089</dc:date>
    <meta:editing-duration>PT3H44M46S</meta:editing-duration>
    <meta:editing-cycles>34</meta:editing-cycles>
    <meta:generator>LibreOffice/6.4.7.2$Linux_X86_64 LibreOffice_project/40$Build-2</meta:generator>
    <meta:document-statistic meta:table-count="0" meta:image-count="5" meta:object-count="0" meta:page-count="31" meta:paragraph-count="280" meta:word-count="2009" meta:character-count="14109" meta:non-whitespace-character-count="11902"/>
  </office:meta>
</office:document-meta>
</file>